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07in"/>
    </style:style>
    <style:style style:name="co2" style:family="table-column">
      <style:table-column-properties fo:break-before="auto" style:column-width="1.1417in"/>
    </style:style>
    <style:style style:name="co3" style:family="table-column">
      <style:table-column-properties fo:break-before="auto" style:column-width="1.6161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PageStyle_5f_HI_5f_001_5f_S1_5f_020915_5f_RQ3">
      <style:table-properties table:display="true" style:writing-mode="lr-tb"/>
    </style:style>
    <style:style style:name="ta2" style:family="table" style:master-page-name="PageStyle_5f_HI_5f_002_5f_S2_5f_020915_5f_RQ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_001_S1_020915_RQ3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* Barcode = NA</text:p>
          </table:table-cell>
          <table:table-cell table:number-columns-repeated="1023"/>
        </table:table-row>
        <table:table-row table:style-name="ro1">
          <table:table-cell office:value-type="string">
            <text:p>* Block Type = 384-Well Block</text:p>
          </table:table-cell>
          <table:table-cell table:number-columns-repeated="1023"/>
        </table:table-row>
        <table:table-row table:style-name="ro1">
          <table:table-cell office:value-type="string">
            <text:p>* Calibration Background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Background performed on <text:s/>= 09-15-2014 15:40:03 EDT</text:p>
          </table:table-cell>
          <table:table-cell table:number-columns-repeated="1023"/>
        </table:table-row>
        <table:table-row table:style-name="ro1">
          <table:table-cell office:value-type="string">
            <text:p>* Calibration FAM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FAM performed on <text:s/>= 09-15-2014 16:32:51 EDT</text:p>
          </table:table-cell>
          <table:table-cell table:number-columns-repeated="1023"/>
        </table:table-row>
        <table:table-row table:style-name="ro1">
          <table:table-cell office:value-type="string">
            <text:p>* Calibration NED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NED performed on <text:s/>= 09-15-2014 16:41:40 EDT</text:p>
          </table:table-cell>
          <table:table-cell table:number-columns-repeated="1023"/>
        </table:table-row>
        <table:table-row table:style-name="ro1">
          <table:table-cell office:value-type="string">
            <text:p>* Calibration ROI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ROI performed on <text:s/>= 09-15-2014 15:31:44 EDT</text:p>
          </table:table-cell>
          <table:table-cell table:number-columns-repeated="1023"/>
        </table:table-row>
        <table:table-row table:style-name="ro1">
          <table:table-cell office:value-type="string">
            <text:p>* Calibration ROX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ROX performed on <text:s/>= 09-15-2014 15:59:17 EDT</text:p>
          </table:table-cell>
          <table:table-cell table:number-columns-repeated="1023"/>
        </table:table-row>
        <table:table-row table:style-name="ro1">
          <table:table-cell office:value-type="string">
            <text:p>* Calibration SYBR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SYBR performed on <text:s/>= 09-15-2014 16:59:48 EDT</text:p>
          </table:table-cell>
          <table:table-cell table:number-columns-repeated="1023"/>
        </table:table-row>
        <table:table-row table:style-name="ro1">
          <table:table-cell office:value-type="string">
            <text:p>* Calibration TAMRA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TAMRA performed on <text:s/>= 09-15-2014 16:51:08 EDT</text:p>
          </table:table-cell>
          <table:table-cell table:number-columns-repeated="1023"/>
        </table:table-row>
        <table:table-row table:style-name="ro1">
          <table:table-cell office:value-type="string">
            <text:p>* Calibration Uniformity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Uniformity performed on <text:s/>= 09-15-2014 15:49:36 EDT</text:p>
          </table:table-cell>
          <table:table-cell table:number-columns-repeated="1023"/>
        </table:table-row>
        <table:table-row table:style-name="ro1">
          <table:table-cell office:value-type="string">
            <text:p>* Calibration VIC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VIC performed on <text:s/>= 09-15-2014 16:09:49 EDT</text:p>
          </table:table-cell>
          <table:table-cell table:number-columns-repeated="1023"/>
        </table:table-row>
        <table:table-row table:style-name="ro1">
          <table:table-cell office:value-type="string">
            <text:p>* Chemistry = TAQMAN</text:p>
          </table:table-cell>
          <table:table-cell table:number-columns-repeated="1023"/>
        </table:table-row>
        <table:table-row table:style-name="ro1">
          <table:table-cell office:value-type="string">
            <text:p>* Comment = NA</text:p>
          </table:table-cell>
          <table:table-cell table:number-columns-repeated="1023"/>
        </table:table-row>
        <table:table-row table:style-name="ro1">
          <table:table-cell office:value-type="string">
            <text:p>* Date Created = 02-09-2015 15:15:01 EST</text:p>
          </table:table-cell>
          <table:table-cell table:number-columns-repeated="1023"/>
        </table:table-row>
        <table:table-row table:style-name="ro1">
          <table:table-cell office:value-type="string">
            <text:p>* Experiment File Name = C:\Users\Public\HI TESTING\HI 384 Data\HHT 2294\HI Plate 384_001_S1_020615_2.eds</text:p>
          </table:table-cell>
          <table:table-cell table:number-columns-repeated="1023"/>
        </table:table-row>
        <table:table-row table:style-name="ro1">
          <table:table-cell office:value-type="string">
            <text:p>* Experiment Name = HI Plate 384_001_S1_020615_2</text:p>
          </table:table-cell>
          <table:table-cell table:number-columns-repeated="1023"/>
        </table:table-row>
        <table:table-row table:style-name="ro1">
          <table:table-cell office:value-type="string">
            <text:p>* Experiment Run End Time = 02-07-2015 03:01:30 EST</text:p>
          </table:table-cell>
          <table:table-cell table:number-columns-repeated="1023"/>
        </table:table-row>
        <table:table-row table:style-name="ro1">
          <table:table-cell office:value-type="string">
            <text:p>* Experiment Type = Comparative Cт (ΔΔCт) </text:p>
          </table:table-cell>
          <table:table-cell table:number-columns-repeated="1023"/>
        </table:table-row>
        <table:table-row table:style-name="ro1">
          <table:table-cell office:value-type="string">
            <text:p>* Instrument Name = Molecular_Profiling</text:p>
          </table:table-cell>
          <table:table-cell table:number-columns-repeated="1023"/>
        </table:table-row>
        <table:table-row table:style-name="ro1">
          <table:table-cell office:value-type="string">
            <text:p>* Instrument Serial Number = 285880688</text:p>
          </table:table-cell>
          <table:table-cell table:number-columns-repeated="1023"/>
        </table:table-row>
        <table:table-row table:style-name="ro1">
          <table:table-cell office:value-type="string">
            <text:p>* Instrument Type = QuantStudio 12K Flex</text:p>
          </table:table-cell>
          <table:table-cell table:number-columns-repeated="1023"/>
        </table:table-row>
        <table:table-row table:style-name="ro1">
          <table:table-cell office:value-type="string">
            <text:p>* Passive Reference = ROX</text:p>
          </table:table-cell>
          <table:table-cell table:number-columns-repeated="1023"/>
        </table:table-row>
        <table:table-row table:style-name="ro1">
          <table:table-cell office:value-type="string">
            <text:p>* Quantification Cycle Method = Ct</text:p>
          </table:table-cell>
          <table:table-cell table:number-columns-repeated="1023"/>
        </table:table-row>
        <table:table-row table:style-name="ro1">
          <table:table-cell office:value-type="string">
            <text:p>* Signal Smoothing On = true</text:p>
          </table:table-cell>
          <table:table-cell table:number-columns-repeated="1023"/>
        </table:table-row>
        <table:table-row table:style-name="ro1">
          <table:table-cell office:value-type="string">
            <text:p>* Stage/ Cycle where Analysis is performed = Stage 2, Step 2</text:p>
          </table:table-cell>
          <table:table-cell table:number-columns-repeated="1023"/>
        </table:table-row>
        <table:table-row table:style-name="ro1">
          <table:table-cell office:value-type="string">
            <text:p>* User Name = KMJ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Results]</text:p>
          </table:table-cell>
          <table:table-cell table:number-columns-repeated="1023"/>
        </table:table-row>
        <table:table-row table:style-name="ro1">
          <table:table-cell office:value-type="string">
            <text:p>Sample Name</text:p>
          </table:table-cell>
          <table:table-cell office:value-type="string">
            <text:p>Target Name</text:p>
          </table:table-cell>
          <table:table-cell office:value-type="string">
            <text:p>RQ</text:p>
          </table:table-cell>
          <table:table-cell office:value-type="string">
            <text:p>RQ Min</text:p>
          </table:table-cell>
          <table:table-cell office:value-type="string">
            <text:p>RQ Max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.Hs03023279_cn</text:p>
          </table:table-cell>
          <table:table-cell office:value-type="float" office:value="1.77">
            <text:p>1.77</text:p>
          </table:table-cell>
          <table:table-cell office:value-type="float" office:value="1.463">
            <text:p>1.463</text:p>
          </table:table-cell>
          <table:table-cell office:value-type="float" office:value="2.142">
            <text:p>2.14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.Hs02944145_cn</text:p>
          </table:table-cell>
          <table:table-cell office:value-type="float" office:value="1.201">
            <text:p>1.201</text:p>
          </table:table-cell>
          <table:table-cell office:value-type="float" office:value="1.107">
            <text:p>1.107</text:p>
          </table:table-cell>
          <table:table-cell office:value-type="float" office:value="1.303">
            <text:p>1.30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</text:p>
          </table:table-cell>
          <table:table-cell office:value-type="float" office:value="1.337">
            <text:p>1.337</text:p>
          </table:table-cell>
          <table:table-cell office:value-type="float" office:value="1.246">
            <text:p>1.246</text:p>
          </table:table-cell>
          <table:table-cell office:value-type="float" office:value="1.435">
            <text:p>1.435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.Hs03023279_cn</text:p>
          </table:table-cell>
          <table:table-cell office:value-type="float" office:value="1.492">
            <text:p>1.492</text:p>
          </table:table-cell>
          <table:table-cell office:value-type="float" office:value="1.326">
            <text:p>1.326</text:p>
          </table:table-cell>
          <table:table-cell office:value-type="float" office:value="1.678">
            <text:p>1.67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.Hs02944145_cn</text:p>
          </table:table-cell>
          <table:table-cell office:value-type="float" office:value="1.113">
            <text:p>1.113</text:p>
          </table:table-cell>
          <table:table-cell office:value-type="float" office:value="1.077">
            <text:p>1.077</text:p>
          </table:table-cell>
          <table:table-cell office:value-type="float" office:value="1.149">
            <text:p>1.14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</text:p>
          </table:table-cell>
          <table:table-cell office:value-type="float" office:value="0.916">
            <text:p>0.916</text:p>
          </table:table-cell>
          <table:table-cell office:value-type="float" office:value="0.85">
            <text:p>0.85</text:p>
          </table:table-cell>
          <table:table-cell office:value-type="float" office:value="0.988">
            <text:p>0.98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7.Hs00412834_cn</text:p>
          </table:table-cell>
          <table:table-cell office:value-type="float" office:value="1.066">
            <text:p>1.066</text:p>
          </table:table-cell>
          <table:table-cell office:value-type="float" office:value="0.997">
            <text:p>0.997</text:p>
          </table:table-cell>
          <table:table-cell office:value-type="float" office:value="1.141">
            <text:p>1.14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8.Hs02042994_cn</text:p>
          </table:table-cell>
          <table:table-cell office:value-type="float" office:value="1.022">
            <text:p>1.022</text:p>
          </table:table-cell>
          <table:table-cell office:value-type="float" office:value="0.96">
            <text:p>0.96</text:p>
          </table:table-cell>
          <table:table-cell office:value-type="float" office:value="1.088">
            <text:p>1.08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9.Hs00704333_cn</text:p>
          </table:table-cell>
          <table:table-cell office:value-type="float" office:value="1.078">
            <text:p>1.078</text:p>
          </table:table-cell>
          <table:table-cell office:value-type="float" office:value="1.043">
            <text:p>1.043</text:p>
          </table:table-cell>
          <table:table-cell office:value-type="float" office:value="1.115">
            <text:p>1.115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7.Hs00412834_cn</text:p>
          </table:table-cell>
          <table:table-cell office:value-type="float" office:value="0.917">
            <text:p>0.917</text:p>
          </table:table-cell>
          <table:table-cell office:value-type="float" office:value="0.861">
            <text:p>0.861</text:p>
          </table:table-cell>
          <table:table-cell office:value-type="float" office:value="0.976">
            <text:p>0.97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8.Hs02042994_cn</text:p>
          </table:table-cell>
          <table:table-cell office:value-type="float" office:value="0.934">
            <text:p>0.934</text:p>
          </table:table-cell>
          <table:table-cell office:value-type="float" office:value="0.878">
            <text:p>0.878</text:p>
          </table:table-cell>
          <table:table-cell office:value-type="float" office:value="0.994">
            <text:p>0.99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9.Hs00704333_cn</text:p>
          </table:table-cell>
          <table:table-cell office:value-type="float" office:value="1.038">
            <text:p>1.038</text:p>
          </table:table-cell>
          <table:table-cell office:value-type="float" office:value="0.939">
            <text:p>0.939</text:p>
          </table:table-cell>
          <table:table-cell office:value-type="float" office:value="1.148">
            <text:p>1.14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2.Hs01434720_cn</text:p>
          </table:table-cell>
          <table:table-cell office:value-type="float" office:value="1.172">
            <text:p>1.172</text:p>
          </table:table-cell>
          <table:table-cell office:value-type="float" office:value="1.099">
            <text:p>1.099</text:p>
          </table:table-cell>
          <table:table-cell office:value-type="float" office:value="1.251">
            <text:p>1.25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3</text:p>
          </table:table-cell>
          <table:table-cell office:value-type="float" office:value="1.077">
            <text:p>1.077</text:p>
          </table:table-cell>
          <table:table-cell office:value-type="float" office:value="1.017">
            <text:p>1.017</text:p>
          </table:table-cell>
          <table:table-cell office:value-type="float" office:value="1.142">
            <text:p>1.14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4.Hs02376914_cn</text:p>
          </table:table-cell>
          <table:table-cell office:value-type="float" office:value="1.058">
            <text:p>1.058</text:p>
          </table:table-cell>
          <table:table-cell office:value-type="float" office:value="1.017">
            <text:p>1.017</text:p>
          </table:table-cell>
          <table:table-cell office:value-type="float" office:value="1.099">
            <text:p>1.09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2.Hs01434720_cn</text:p>
          </table:table-cell>
          <table:table-cell office:value-type="float" office:value="1.008">
            <text:p>1.008</text:p>
          </table:table-cell>
          <table:table-cell office:value-type="float" office:value="0.961">
            <text:p>0.961</text:p>
          </table:table-cell>
          <table:table-cell office:value-type="float" office:value="1.056">
            <text:p>1.05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3</text:p>
          </table:table-cell>
          <table:table-cell office:value-type="float" office:value="0.852">
            <text:p>0.852</text:p>
          </table:table-cell>
          <table:table-cell office:value-type="float" office:value="0.8">
            <text:p>0.8</text:p>
          </table:table-cell>
          <table:table-cell office:value-type="float" office:value="0.907">
            <text:p>0.90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4.Hs02376914_cn</text:p>
          </table:table-cell>
          <table:table-cell office:value-type="float" office:value="0.979">
            <text:p>0.979</text:p>
          </table:table-cell>
          <table:table-cell office:value-type="float" office:value="0.934">
            <text:p>0.934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7.Hs02305143_cn</text:p>
          </table:table-cell>
          <table:table-cell office:value-type="float" office:value="1.049">
            <text:p>1.049</text:p>
          </table:table-cell>
          <table:table-cell office:value-type="float" office:value="0.993">
            <text:p>0.993</text:p>
          </table:table-cell>
          <table:table-cell office:value-type="float" office:value="1.107">
            <text:p>1.10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8.Hs04402282_cn</text:p>
          </table:table-cell>
          <table:table-cell office:value-type="float" office:value="1.038">
            <text:p>1.038</text:p>
          </table:table-cell>
          <table:table-cell office:value-type="float" office:value="1.003">
            <text:p>1.003</text:p>
          </table:table-cell>
          <table:table-cell office:value-type="float" office:value="1.073">
            <text:p>1.07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9.Hs00951916_cn</text:p>
          </table:table-cell>
          <table:table-cell office:value-type="float" office:value="0.979">
            <text:p>0.979</text:p>
          </table:table-cell>
          <table:table-cell office:value-type="float" office:value="0.898">
            <text:p>0.898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7.Hs02305143_cn</text:p>
          </table:table-cell>
          <table:table-cell office:value-type="float" office:value="0.903">
            <text:p>0.903</text:p>
          </table:table-cell>
          <table:table-cell office:value-type="float" office:value="0.88">
            <text:p>0.88</text:p>
          </table:table-cell>
          <table:table-cell office:value-type="float" office:value="0.926">
            <text:p>0.92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8.Hs04402282_cn</text:p>
          </table:table-cell>
          <table:table-cell office:value-type="float" office:value="0.97">
            <text:p>0.97</text:p>
          </table:table-cell>
          <table:table-cell office:value-type="float" office:value="0.897">
            <text:p>0.897</text:p>
          </table:table-cell>
          <table:table-cell office:value-type="float" office:value="1.049">
            <text:p>1.04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19.Hs00951916_cn</text:p>
          </table:table-cell>
          <table:table-cell office:value-type="float" office:value="0.882">
            <text:p>0.882</text:p>
          </table:table-cell>
          <table:table-cell office:value-type="float" office:value="0.813">
            <text:p>0.813</text:p>
          </table:table-cell>
          <table:table-cell office:value-type="float" office:value="0.956">
            <text:p>0.956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2.Hs02403607_cn</text:p>
          </table:table-cell>
          <table:table-cell office:value-type="float" office:value="1.046">
            <text:p>1.046</text:p>
          </table:table-cell>
          <table:table-cell office:value-type="float" office:value="0.925">
            <text:p>0.925</text:p>
          </table:table-cell>
          <table:table-cell office:value-type="float" office:value="1.182">
            <text:p>1.18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3.Hs02303148_cn</text:p>
          </table:table-cell>
          <table:table-cell office:value-type="float" office:value="1.002">
            <text:p>1.002</text:p>
          </table:table-cell>
          <table:table-cell office:value-type="float" office:value="0.938">
            <text:p>0.938</text:p>
          </table:table-cell>
          <table:table-cell office:value-type="float" office:value="1.071">
            <text:p>1.07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4.Hs03766117_cn</text:p>
          </table:table-cell>
          <table:table-cell office:value-type="float" office:value="1.006">
            <text:p>1.006</text:p>
          </table:table-cell>
          <table:table-cell office:value-type="float" office:value="0.915">
            <text:p>0.915</text:p>
          </table:table-cell>
          <table:table-cell office:value-type="float" office:value="1.105">
            <text:p>1.105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2.Hs02403607_cn</text:p>
          </table:table-cell>
          <table:table-cell office:value-type="float" office:value="0.918">
            <text:p>0.918</text:p>
          </table:table-cell>
          <table:table-cell office:value-type="float" office:value="0.866">
            <text:p>0.866</text:p>
          </table:table-cell>
          <table:table-cell office:value-type="float" office:value="0.973">
            <text:p>0.97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3.Hs02303148_cn</text:p>
          </table:table-cell>
          <table:table-cell office:value-type="float" office:value="0.922">
            <text:p>0.922</text:p>
          </table:table-cell>
          <table:table-cell office:value-type="float" office:value="0.841">
            <text:p>0.841</text:p>
          </table:table-cell>
          <table:table-cell office:value-type="float" office:value="1.011">
            <text:p>1.01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4.Hs03766117_cn</text:p>
          </table:table-cell>
          <table:table-cell office:value-type="float" office:value="1.004">
            <text:p>1.004</text:p>
          </table:table-cell>
          <table:table-cell office:value-type="float" office:value="0.922">
            <text:p>0.922</text:p>
          </table:table-cell>
          <table:table-cell office:value-type="float" office:value="1.094">
            <text:p>1.09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7.Hs01453470_cn</text:p>
          </table:table-cell>
          <table:table-cell office:value-type="float" office:value="1.003">
            <text:p>1.003</text:p>
          </table:table-cell>
          <table:table-cell office:value-type="float" office:value="0.923">
            <text:p>0.923</text:p>
          </table:table-cell>
          <table:table-cell office:value-type="float" office:value="1.089">
            <text:p>1.08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8.Hs00310391_cn</text:p>
          </table:table-cell>
          <table:table-cell office:value-type="float" office:value="1.137">
            <text:p>1.137</text:p>
          </table:table-cell>
          <table:table-cell office:value-type="float" office:value="1.061">
            <text:p>1.061</text:p>
          </table:table-cell>
          <table:table-cell office:value-type="float" office:value="1.219">
            <text:p>1.21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9.Hs01720066_cn</text:p>
          </table:table-cell>
          <table:table-cell office:value-type="float" office:value="1.069">
            <text:p>1.069</text:p>
          </table:table-cell>
          <table:table-cell office:value-type="float" office:value="1.018">
            <text:p>1.018</text:p>
          </table:table-cell>
          <table:table-cell office:value-type="float" office:value="1.122">
            <text:p>1.12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7.Hs01453470_cn</text:p>
          </table:table-cell>
          <table:table-cell office:value-type="float" office:value="0.896">
            <text:p>0.896</text:p>
          </table:table-cell>
          <table:table-cell office:value-type="float" office:value="0.804">
            <text:p>0.80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8.Hs00310391_cn</text:p>
          </table:table-cell>
          <table:table-cell office:value-type="float" office:value="0.993">
            <text:p>0.993</text:p>
          </table:table-cell>
          <table:table-cell office:value-type="float" office:value="0.95">
            <text:p>0.95</text:p>
          </table:table-cell>
          <table:table-cell office:value-type="float" office:value="1.038">
            <text:p>1.03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29.Hs01720066_cn</text:p>
          </table:table-cell>
          <table:table-cell office:value-type="float" office:value="1.006">
            <text:p>1.006</text:p>
          </table:table-cell>
          <table:table-cell office:value-type="float" office:value="0.935">
            <text:p>0.935</text:p>
          </table:table-cell>
          <table:table-cell office:value-type="float" office:value="1.082">
            <text:p>1.08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2.Hs01193830_cn</text:p>
          </table:table-cell>
          <table:table-cell office:value-type="float" office:value="1.315">
            <text:p>1.315</text:p>
          </table:table-cell>
          <table:table-cell office:value-type="float" office:value="1.204">
            <text:p>1.204</text:p>
          </table:table-cell>
          <table:table-cell office:value-type="float" office:value="1.437">
            <text:p>1.43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3</text:p>
          </table:table-cell>
          <table:table-cell office:value-type="float" office:value="1.033">
            <text:p>1.033</text:p>
          </table:table-cell>
          <table:table-cell office:value-type="float" office:value="1.004">
            <text:p>1.004</text:p>
          </table:table-cell>
          <table:table-cell office:value-type="float" office:value="1.063">
            <text:p>1.06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4</text:p>
          </table:table-cell>
          <table:table-cell office:value-type="float" office:value="1.028">
            <text:p>1.028</text:p>
          </table:table-cell>
          <table:table-cell office:value-type="float" office:value="0.954">
            <text:p>0.954</text:p>
          </table:table-cell>
          <table:table-cell office:value-type="float" office:value="1.109">
            <text:p>1.10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2.Hs01193830_cn</text:p>
          </table:table-cell>
          <table:table-cell office:value-type="float" office:value="1.143">
            <text:p>1.143</text:p>
          </table:table-cell>
          <table:table-cell office:value-type="float" office:value="1.059">
            <text:p>1.059</text:p>
          </table:table-cell>
          <table:table-cell office:value-type="float" office:value="1.235">
            <text:p>1.235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3</text:p>
          </table:table-cell>
          <table:table-cell office:value-type="float" office:value="0.964">
            <text:p>0.964</text:p>
          </table:table-cell>
          <table:table-cell office:value-type="float" office:value="0.901">
            <text:p>0.901</text:p>
          </table:table-cell>
          <table:table-cell office:value-type="float" office:value="1.032">
            <text:p>1.03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4</text:p>
          </table:table-cell>
          <table:table-cell office:value-type="float" office:value="0.895">
            <text:p>0.895</text:p>
          </table:table-cell>
          <table:table-cell office:value-type="float" office:value="0.863">
            <text:p>0.863</text:p>
          </table:table-cell>
          <table:table-cell office:value-type="float" office:value="0.929">
            <text:p>0.92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7</text:p>
          </table:table-cell>
          <table:table-cell office:value-type="float" office:value="1.141">
            <text:p>1.141</text:p>
          </table:table-cell>
          <table:table-cell office:value-type="float" office:value="1.073">
            <text:p>1.073</text:p>
          </table:table-cell>
          <table:table-cell office:value-type="float" office:value="1.213">
            <text:p>1.21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8.Hs01278774_cn</text:p>
          </table:table-cell>
          <table:table-cell office:value-type="float" office:value="1.02">
            <text:p>1.02</text:p>
          </table:table-cell>
          <table:table-cell office:value-type="float" office:value="0.887">
            <text:p>0.887</text:p>
          </table:table-cell>
          <table:table-cell office:value-type="float" office:value="1.172">
            <text:p>1.17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9.Hs01819340_cn</text:p>
          </table:table-cell>
          <table:table-cell office:value-type="float" office:value="0.948">
            <text:p>0.948</text:p>
          </table:table-cell>
          <table:table-cell office:value-type="float" office:value="0.888">
            <text:p>0.888</text:p>
          </table:table-cell>
          <table:table-cell office:value-type="float" office:value="1.012">
            <text:p>1.01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7</text:p>
          </table:table-cell>
          <table:table-cell office:value-type="float" office:value="1.023">
            <text:p>1.023</text:p>
          </table:table-cell>
          <table:table-cell office:value-type="float" office:value="1">
            <text:p>1</text:p>
          </table:table-cell>
          <table:table-cell office:value-type="float" office:value="1.045">
            <text:p>1.045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8.Hs01278774_cn</text:p>
          </table:table-cell>
          <table:table-cell office:value-type="float" office:value="0.987">
            <text:p>0.987</text:p>
          </table:table-cell>
          <table:table-cell office:value-type="float" office:value="0.918">
            <text:p>0.918</text:p>
          </table:table-cell>
          <table:table-cell office:value-type="float" office:value="1.062">
            <text:p>1.06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Ex39.Hs01819340_cn</text:p>
          </table:table-cell>
          <table:table-cell office:value-type="float" office:value="0.986">
            <text:p>0.986</text:p>
          </table:table-cell>
          <table:table-cell office:value-type="float" office:value="0.888">
            <text:p>0.888</text:p>
          </table:table-cell>
          <table:table-cell office:value-type="float" office:value="1.094">
            <text:p>1.09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1.Hs0302327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.Hs02944145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.Hs03023279_cn</text:p>
          </table:table-cell>
          <table:table-cell office:value-type="float" office:value="1">
            <text:p>1</text:p>
          </table:table-cell>
          <table:table-cell office:value-type="float" office:value="0.932">
            <text:p>0.932</text:p>
          </table:table-cell>
          <table:table-cell office:value-type="float" office:value="1.073">
            <text:p>1.07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.Hs02944145_cn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1.075">
            <text:p>1.075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3</text:p>
          </table:table-cell>
          <table:table-cell office:value-type="float" office:value="1">
            <text:p>1</text:p>
          </table:table-cell>
          <table:table-cell office:value-type="float" office:value="0.979">
            <text:p>0.979</text:p>
          </table:table-cell>
          <table:table-cell office:value-type="float" office:value="1.021">
            <text:p>1.0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7.Hs00412834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8.Hs02042994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9.Hs00704333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7.Hs00412834_cn</text:p>
          </table:table-cell>
          <table:table-cell office:value-type="float" office:value="1">
            <text:p>1</text:p>
          </table:table-cell>
          <table:table-cell office:value-type="float" office:value="0.904">
            <text:p>0.904</text:p>
          </table:table-cell>
          <table:table-cell office:value-type="float" office:value="1.106">
            <text:p>1.10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8.Hs02042994_cn</text:p>
          </table:table-cell>
          <table:table-cell office:value-type="float" office:value="1">
            <text:p>1</text:p>
          </table:table-cell>
          <table:table-cell office:value-type="float" office:value="0.974">
            <text:p>0.974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9.Hs00704333_cn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office:value-type="float" office:value="1.093">
            <text:p>1.0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12.Hs0143472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4.Hs02376914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2.Hs01434720_cn</text:p>
          </table:table-cell>
          <table:table-cell office:value-type="float" office:value="1">
            <text:p>1</text:p>
          </table:table-cell>
          <table:table-cell office:value-type="float" office:value="0.977">
            <text:p>0.977</text:p>
          </table:table-cell>
          <table:table-cell office:value-type="float" office:value="1.024">
            <text:p>1.02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13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053">
            <text:p>1.05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14.Hs02376914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1">
            <text:p>1.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17.Hs0230514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8.Hs04402282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9.Hs00951916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7.Hs02305143_cn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office:value-type="float" office:value="1.039">
            <text:p>1.039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18.Hs04402282_cn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053">
            <text:p>1.05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19.Hs00951916_cn</text:p>
          </table:table-cell>
          <table:table-cell office:value-type="float" office:value="1">
            <text:p>1</text:p>
          </table:table-cell>
          <table:table-cell office:value-type="float" office:value="0.966">
            <text:p>0.966</text:p>
          </table:table-cell>
          <table:table-cell office:value-type="float" office:value="1.035">
            <text:p>1.03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22.Hs02403607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3.Hs0230314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4.Hs03766117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2.Hs02403607_cn</text:p>
          </table:table-cell>
          <table:table-cell office:value-type="float" office:value="1">
            <text:p>1</text:p>
          </table:table-cell>
          <table:table-cell office:value-type="float" office:value="0.931">
            <text:p>0.931</text:p>
          </table:table-cell>
          <table:table-cell office:value-type="float" office:value="1.074">
            <text:p>1.07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23.Hs02303148_cn</text:p>
          </table:table-cell>
          <table:table-cell office:value-type="float" office:value="1">
            <text:p>1</text:p>
          </table:table-cell>
          <table:table-cell office:value-type="float" office:value="0.943">
            <text:p>0.943</text:p>
          </table:table-cell>
          <table:table-cell office:value-type="float" office:value="1.06">
            <text:p>1.0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24.Hs03766117_cn</text:p>
          </table:table-cell>
          <table:table-cell office:value-type="float" office:value="1">
            <text:p>1</text:p>
          </table:table-cell>
          <table:table-cell office:value-type="float" office:value="0.943">
            <text:p>0.943</text:p>
          </table:table-cell>
          <table:table-cell office:value-type="float" office:value="1.061">
            <text:p>1.0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27.Hs0145347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8.Hs00310391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9.Hs01720066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7.Hs01453470_cn</text:p>
          </table:table-cell>
          <table:table-cell office:value-type="float" office:value="1">
            <text:p>1</text:p>
          </table:table-cell>
          <table:table-cell office:value-type="float" office:value="0.937">
            <text:p>0.937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28.Hs00310391_cn</text:p>
          </table:table-cell>
          <table:table-cell office:value-type="float" office:value="1">
            <text:p>1</text:p>
          </table:table-cell>
          <table:table-cell office:value-type="float" office:value="0.923">
            <text:p>0.923</text:p>
          </table:table-cell>
          <table:table-cell office:value-type="float" office:value="1.084">
            <text:p>1.08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29.Hs01720066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32.Hs0119383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4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2.Hs01193830_cn</text:p>
          </table:table-cell>
          <table:table-cell office:value-type="float" office:value="1">
            <text:p>1</text:p>
          </table:table-cell>
          <table:table-cell office:value-type="float" office:value="0.948">
            <text:p>0.948</text:p>
          </table:table-cell>
          <table:table-cell office:value-type="float" office:value="1.055">
            <text:p>1.055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33</text:p>
          </table:table-cell>
          <table:table-cell office:value-type="float" office:value="1">
            <text:p>1</text:p>
          </table:table-cell>
          <table:table-cell office:value-type="float" office:value="0.946">
            <text:p>0.946</text:p>
          </table:table-cell>
          <table:table-cell office:value-type="float" office:value="1.057">
            <text:p>1.05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34</text:p>
          </table:table-cell>
          <table:table-cell office:value-type="float" office:value="1">
            <text:p>1</text:p>
          </table:table-cell>
          <table:table-cell office:value-type="float" office:value="0.912">
            <text:p>0.912</text:p>
          </table:table-cell>
          <table:table-cell office:value-type="float" office:value="1.096">
            <text:p>1.09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3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8.Hs01278774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9.Hs01819340_cn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7</text:p>
          </table:table-cell>
          <table:table-cell office:value-type="float" office:value="1">
            <text:p>1</text:p>
          </table:table-cell>
          <table:table-cell office:value-type="float" office:value="0.974">
            <text:p>0.974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38.Hs01278774_cn</text:p>
          </table:table-cell>
          <table:table-cell office:value-type="float" office:value="1">
            <text:p>1</text:p>
          </table:table-cell>
          <table:table-cell office:value-type="float" office:value="0.954">
            <text:p>0.954</text:p>
          </table:table-cell>
          <table:table-cell office:value-type="float" office:value="1.048">
            <text:p>1.04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Ex39.Hs01819340_cn</text:p>
          </table:table-cell>
          <table:table-cell office:value-type="float" office:value="1">
            <text:p>1</text:p>
          </table:table-cell>
          <table:table-cell office:value-type="float" office:value="0.982">
            <text:p>0.982</text:p>
          </table:table-cell>
          <table:table-cell office:value-type="float" office:value="1.018">
            <text:p>1.018</text:p>
          </table:table-cell>
          <table:table-cell table:number-columns-repeated="1019"/>
        </table:table-row>
        <table:table-row table:style-name="ro1">
          <table:table-cell office:value-type="string">
            <text:p>Analysis Type = Multiplex</text:p>
          </table:table-cell>
          <table:table-cell table:number-columns-repeated="1023"/>
        </table:table-row>
        <table:table-row table:style-name="ro1">
          <table:table-cell office:value-type="string">
            <text:p>Endogenous Control = RNASE P</text:p>
          </table:table-cell>
          <table:table-cell table:number-columns-repeated="1023"/>
        </table:table-row>
        <table:table-row table:style-name="ro1">
          <table:table-cell office:value-type="string">
            <text:p>RQ Min/Max Confidence Level = 95.0</text:p>
          </table:table-cell>
          <table:table-cell table:number-columns-repeated="1023"/>
        </table:table-row>
        <table:table-row table:style-name="ro1">
          <table:table-cell office:value-type="string">
            <text:p>Reference Sample = C30</text:p>
          </table:table-cell>
          <table:table-cell table:number-columns-repeated="1023"/>
        </table:table-row>
      </table:table>
      <table:table table:name="HI_002_S2_020915_RQ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* Barcode = </text:p>
          </table:table-cell>
          <table:table-cell table:number-columns-repeated="1023"/>
        </table:table-row>
        <table:table-row table:style-name="ro1">
          <table:table-cell office:value-type="string">
            <text:p>* Block Type = 384-Well Block</text:p>
          </table:table-cell>
          <table:table-cell table:number-columns-repeated="1023"/>
        </table:table-row>
        <table:table-row table:style-name="ro1">
          <table:table-cell office:value-type="string">
            <text:p>* Calibration Background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Background performed on <text:s/>= 09-15-2014 15:40:03 EDT</text:p>
          </table:table-cell>
          <table:table-cell table:number-columns-repeated="1023"/>
        </table:table-row>
        <table:table-row table:style-name="ro1">
          <table:table-cell office:value-type="string">
            <text:p>* Calibration FAM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FAM performed on <text:s/>= 09-15-2014 16:32:51 EDT</text:p>
          </table:table-cell>
          <table:table-cell table:number-columns-repeated="1023"/>
        </table:table-row>
        <table:table-row table:style-name="ro1">
          <table:table-cell office:value-type="string">
            <text:p>* Calibration NED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NED performed on <text:s/>= 09-15-2014 16:41:40 EDT</text:p>
          </table:table-cell>
          <table:table-cell table:number-columns-repeated="1023"/>
        </table:table-row>
        <table:table-row table:style-name="ro1">
          <table:table-cell office:value-type="string">
            <text:p>* Calibration ROI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ROI performed on <text:s/>= 09-15-2014 15:31:44 EDT</text:p>
          </table:table-cell>
          <table:table-cell table:number-columns-repeated="1023"/>
        </table:table-row>
        <table:table-row table:style-name="ro1">
          <table:table-cell office:value-type="string">
            <text:p>* Calibration ROX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ROX performed on <text:s/>= 09-15-2014 15:59:17 EDT</text:p>
          </table:table-cell>
          <table:table-cell table:number-columns-repeated="1023"/>
        </table:table-row>
        <table:table-row table:style-name="ro1">
          <table:table-cell office:value-type="string">
            <text:p>* Calibration SYBR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SYBR performed on <text:s/>= 09-15-2014 16:59:48 EDT</text:p>
          </table:table-cell>
          <table:table-cell table:number-columns-repeated="1023"/>
        </table:table-row>
        <table:table-row table:style-name="ro1">
          <table:table-cell office:value-type="string">
            <text:p>* Calibration TAMRA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TAMRA performed on <text:s/>= 09-15-2014 16:51:08 EDT</text:p>
          </table:table-cell>
          <table:table-cell table:number-columns-repeated="1023"/>
        </table:table-row>
        <table:table-row table:style-name="ro1">
          <table:table-cell office:value-type="string">
            <text:p>* Calibration Uniformity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Uniformity performed on <text:s/>= 09-15-2014 15:49:36 EDT</text:p>
          </table:table-cell>
          <table:table-cell table:number-columns-repeated="1023"/>
        </table:table-row>
        <table:table-row table:style-name="ro1">
          <table:table-cell office:value-type="string">
            <text:p>* Calibration VIC is expired <text:s/>= No</text:p>
          </table:table-cell>
          <table:table-cell table:number-columns-repeated="1023"/>
        </table:table-row>
        <table:table-row table:style-name="ro1">
          <table:table-cell office:value-type="string">
            <text:p>* Calibration VIC performed on <text:s/>= 09-15-2014 16:09:49 EDT</text:p>
          </table:table-cell>
          <table:table-cell table:number-columns-repeated="1023"/>
        </table:table-row>
        <table:table-row table:style-name="ro1">
          <table:table-cell office:value-type="string">
            <text:p>* Chemistry = TAQMAN</text:p>
          </table:table-cell>
          <table:table-cell table:number-columns-repeated="1023"/>
        </table:table-row>
        <table:table-row table:style-name="ro1">
          <table:table-cell office:value-type="string">
            <text:p>* Comment = NA</text:p>
          </table:table-cell>
          <table:table-cell table:number-columns-repeated="1023"/>
        </table:table-row>
        <table:table-row table:style-name="ro1">
          <table:table-cell office:value-type="string">
            <text:p>* Date Created = 02-09-2015 15:06:27 EST</text:p>
          </table:table-cell>
          <table:table-cell table:number-columns-repeated="1023"/>
        </table:table-row>
        <table:table-row table:style-name="ro1">
          <table:table-cell office:value-type="string">
            <text:p>* Experiment File Name = C:\Users\Public\HI TESTING\HI 384 Data\HHT 2294\HI Plate 384_002_S2_020615.eds</text:p>
          </table:table-cell>
          <table:table-cell table:number-columns-repeated="1023"/>
        </table:table-row>
        <table:table-row table:style-name="ro1">
          <table:table-cell office:value-type="string">
            <text:p>* Experiment Name = HI Plate 384_002_S2_020615</text:p>
          </table:table-cell>
          <table:table-cell table:number-columns-repeated="1023"/>
        </table:table-row>
        <table:table-row table:style-name="ro1">
          <table:table-cell office:value-type="string">
            <text:p>* Experiment Run End Time = 02-07-2015 04:41:11 EST</text:p>
          </table:table-cell>
          <table:table-cell table:number-columns-repeated="1023"/>
        </table:table-row>
        <table:table-row table:style-name="ro1">
          <table:table-cell office:value-type="string">
            <text:p>* Experiment Type = Comparative Cт (ΔΔCт) </text:p>
          </table:table-cell>
          <table:table-cell table:number-columns-repeated="1023"/>
        </table:table-row>
        <table:table-row table:style-name="ro1">
          <table:table-cell office:value-type="string">
            <text:p>* Instrument Name = Molecular_Profiling</text:p>
          </table:table-cell>
          <table:table-cell table:number-columns-repeated="1023"/>
        </table:table-row>
        <table:table-row table:style-name="ro1">
          <table:table-cell office:value-type="string">
            <text:p>* Instrument Serial Number = 285880688</text:p>
          </table:table-cell>
          <table:table-cell table:number-columns-repeated="1023"/>
        </table:table-row>
        <table:table-row table:style-name="ro1">
          <table:table-cell office:value-type="string">
            <text:p>* Instrument Type = QuantStudio 12K Flex</text:p>
          </table:table-cell>
          <table:table-cell table:number-columns-repeated="1023"/>
        </table:table-row>
        <table:table-row table:style-name="ro1">
          <table:table-cell office:value-type="string">
            <text:p>* Passive Reference = ROX</text:p>
          </table:table-cell>
          <table:table-cell table:number-columns-repeated="1023"/>
        </table:table-row>
        <table:table-row table:style-name="ro1">
          <table:table-cell office:value-type="string">
            <text:p>* Quantification Cycle Method = Ct</text:p>
          </table:table-cell>
          <table:table-cell table:number-columns-repeated="1023"/>
        </table:table-row>
        <table:table-row table:style-name="ro1">
          <table:table-cell office:value-type="string">
            <text:p>* Signal Smoothing On = true</text:p>
          </table:table-cell>
          <table:table-cell table:number-columns-repeated="1023"/>
        </table:table-row>
        <table:table-row table:style-name="ro1">
          <table:table-cell office:value-type="string">
            <text:p>* Stage/ Cycle where Analysis is performed = Stage 2, Step 2</text:p>
          </table:table-cell>
          <table:table-cell table:number-columns-repeated="1023"/>
        </table:table-row>
        <table:table-row table:style-name="ro1">
          <table:table-cell office:value-type="string">
            <text:p>* User Name = N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Results]</text:p>
          </table:table-cell>
          <table:table-cell table:number-columns-repeated="1023"/>
        </table:table-row>
        <table:table-row table:style-name="ro1">
          <table:table-cell office:value-type="string">
            <text:p>Sample Name</text:p>
          </table:table-cell>
          <table:table-cell office:value-type="string">
            <text:p>Target Name</text:p>
          </table:table-cell>
          <table:table-cell office:value-type="string">
            <text:p>RQ</text:p>
          </table:table-cell>
          <table:table-cell office:value-type="string">
            <text:p>RQ Min</text:p>
          </table:table-cell>
          <table:table-cell office:value-type="string">
            <text:p>RQ Max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4.Hs00446573_cn</text:p>
          </table:table-cell>
          <table:table-cell office:value-type="float" office:value="1.18">
            <text:p>1.18</text:p>
          </table:table-cell>
          <table:table-cell office:value-type="float" office:value="1.103">
            <text:p>1.103</text:p>
          </table:table-cell>
          <table:table-cell office:value-type="float" office:value="1.262">
            <text:p>1.26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4.Hs00446573_cn</text:p>
          </table:table-cell>
          <table:table-cell office:value-type="float" office:value="1.18">
            <text:p>1.18</text:p>
          </table:table-cell>
          <table:table-cell office:value-type="float" office:value="1.103">
            <text:p>1.103</text:p>
          </table:table-cell>
          <table:table-cell office:value-type="float" office:value="1.262">
            <text:p>1.26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4.Hs00446573_cn</text:p>
          </table:table-cell>
          <table:table-cell office:value-type="float" office:value="1.18">
            <text:p>1.18</text:p>
          </table:table-cell>
          <table:table-cell office:value-type="float" office:value="1.103">
            <text:p>1.103</text:p>
          </table:table-cell>
          <table:table-cell office:value-type="float" office:value="1.262">
            <text:p>1.26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4.Hs00446573_cn</text:p>
          </table:table-cell>
          <table:table-cell office:value-type="float" office:value="1.18">
            <text:p>1.18</text:p>
          </table:table-cell>
          <table:table-cell office:value-type="float" office:value="1.103">
            <text:p>1.103</text:p>
          </table:table-cell>
          <table:table-cell office:value-type="float" office:value="1.262">
            <text:p>1.262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5.Hs00540258_cn</text:p>
          </table:table-cell>
          <table:table-cell office:value-type="float" office:value="1.097">
            <text:p>1.097</text:p>
          </table:table-cell>
          <table:table-cell office:value-type="float" office:value="0.977">
            <text:p>0.977</text:p>
          </table:table-cell>
          <table:table-cell office:value-type="float" office:value="1.233">
            <text:p>1.23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5.Hs00540258_cn</text:p>
          </table:table-cell>
          <table:table-cell office:value-type="float" office:value="1.097">
            <text:p>1.097</text:p>
          </table:table-cell>
          <table:table-cell office:value-type="float" office:value="0.977">
            <text:p>0.977</text:p>
          </table:table-cell>
          <table:table-cell office:value-type="float" office:value="1.233">
            <text:p>1.23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5.Hs00540258_cn</text:p>
          </table:table-cell>
          <table:table-cell office:value-type="float" office:value="1.097">
            <text:p>1.097</text:p>
          </table:table-cell>
          <table:table-cell office:value-type="float" office:value="0.977">
            <text:p>0.977</text:p>
          </table:table-cell>
          <table:table-cell office:value-type="float" office:value="1.233">
            <text:p>1.23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5.Hs00540258_cn</text:p>
          </table:table-cell>
          <table:table-cell office:value-type="float" office:value="1.097">
            <text:p>1.097</text:p>
          </table:table-cell>
          <table:table-cell office:value-type="float" office:value="0.977">
            <text:p>0.977</text:p>
          </table:table-cell>
          <table:table-cell office:value-type="float" office:value="1.233">
            <text:p>1.23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6.Hs02815430_cn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106">
            <text:p>1.106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4.Hs00446573_cn</text:p>
          </table:table-cell>
          <table:table-cell office:value-type="float" office:value="0.961">
            <text:p>0.961</text:p>
          </table:table-cell>
          <table:table-cell office:value-type="float" office:value="0.918">
            <text:p>0.918</text:p>
          </table:table-cell>
          <table:table-cell office:value-type="float" office:value="1.006">
            <text:p>1.0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4.Hs00446573_cn</text:p>
          </table:table-cell>
          <table:table-cell office:value-type="float" office:value="0.961">
            <text:p>0.961</text:p>
          </table:table-cell>
          <table:table-cell office:value-type="float" office:value="0.918">
            <text:p>0.918</text:p>
          </table:table-cell>
          <table:table-cell office:value-type="float" office:value="1.006">
            <text:p>1.0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4.Hs00446573_cn</text:p>
          </table:table-cell>
          <table:table-cell office:value-type="float" office:value="0.961">
            <text:p>0.961</text:p>
          </table:table-cell>
          <table:table-cell office:value-type="float" office:value="0.918">
            <text:p>0.918</text:p>
          </table:table-cell>
          <table:table-cell office:value-type="float" office:value="1.006">
            <text:p>1.0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4.Hs00446573_cn</text:p>
          </table:table-cell>
          <table:table-cell office:value-type="float" office:value="0.961">
            <text:p>0.961</text:p>
          </table:table-cell>
          <table:table-cell office:value-type="float" office:value="0.918">
            <text:p>0.918</text:p>
          </table:table-cell>
          <table:table-cell office:value-type="float" office:value="1.006">
            <text:p>1.0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5.Hs00540258_cn</text:p>
          </table:table-cell>
          <table:table-cell office:value-type="float" office:value="1.03">
            <text:p>1.03</text:p>
          </table:table-cell>
          <table:table-cell office:value-type="float" office:value="0.875">
            <text:p>0.875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5.Hs00540258_cn</text:p>
          </table:table-cell>
          <table:table-cell office:value-type="float" office:value="1.03">
            <text:p>1.03</text:p>
          </table:table-cell>
          <table:table-cell office:value-type="float" office:value="0.875">
            <text:p>0.875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5.Hs00540258_cn</text:p>
          </table:table-cell>
          <table:table-cell office:value-type="float" office:value="1.03">
            <text:p>1.03</text:p>
          </table:table-cell>
          <table:table-cell office:value-type="float" office:value="0.875">
            <text:p>0.875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5.Hs00540258_cn</text:p>
          </table:table-cell>
          <table:table-cell office:value-type="float" office:value="1.03">
            <text:p>1.03</text:p>
          </table:table-cell>
          <table:table-cell office:value-type="float" office:value="0.875">
            <text:p>0.875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6.Hs02815430_cn</text:p>
          </table:table-cell>
          <table:table-cell office:value-type="float" office:value="1.009">
            <text:p>1.009</text:p>
          </table:table-cell>
          <table:table-cell office:value-type="float" office:value="0.954">
            <text:p>0.954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0.Hs01050696_cn</text:p>
          </table:table-cell>
          <table:table-cell office:value-type="float" office:value="1.078">
            <text:p>1.078</text:p>
          </table:table-cell>
          <table:table-cell office:value-type="float" office:value="0.974">
            <text:p>0.974</text:p>
          </table:table-cell>
          <table:table-cell office:value-type="float" office:value="1.193">
            <text:p>1.19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0.Hs01050696_cn</text:p>
          </table:table-cell>
          <table:table-cell office:value-type="float" office:value="1.078">
            <text:p>1.078</text:p>
          </table:table-cell>
          <table:table-cell office:value-type="float" office:value="0.974">
            <text:p>0.974</text:p>
          </table:table-cell>
          <table:table-cell office:value-type="float" office:value="1.193">
            <text:p>1.19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0.Hs01050696_cn</text:p>
          </table:table-cell>
          <table:table-cell office:value-type="float" office:value="1.078">
            <text:p>1.078</text:p>
          </table:table-cell>
          <table:table-cell office:value-type="float" office:value="0.974">
            <text:p>0.974</text:p>
          </table:table-cell>
          <table:table-cell office:value-type="float" office:value="1.193">
            <text:p>1.19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0.Hs01050696_cn</text:p>
          </table:table-cell>
          <table:table-cell office:value-type="float" office:value="1.078">
            <text:p>1.078</text:p>
          </table:table-cell>
          <table:table-cell office:value-type="float" office:value="0.974">
            <text:p>0.974</text:p>
          </table:table-cell>
          <table:table-cell office:value-type="float" office:value="1.193">
            <text:p>1.19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1.Hs02291553_cn</text:p>
          </table:table-cell>
          <table:table-cell office:value-type="float" office:value="1.082">
            <text:p>1.082</text:p>
          </table:table-cell>
          <table:table-cell office:value-type="float" office:value="0.964">
            <text:p>0.964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1.Hs02291553_cn</text:p>
          </table:table-cell>
          <table:table-cell office:value-type="float" office:value="1.082">
            <text:p>1.082</text:p>
          </table:table-cell>
          <table:table-cell office:value-type="float" office:value="0.964">
            <text:p>0.964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1.Hs02291553_cn</text:p>
          </table:table-cell>
          <table:table-cell office:value-type="float" office:value="1.082">
            <text:p>1.082</text:p>
          </table:table-cell>
          <table:table-cell office:value-type="float" office:value="0.964">
            <text:p>0.964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1.Hs02291553_cn</text:p>
          </table:table-cell>
          <table:table-cell office:value-type="float" office:value="1.082">
            <text:p>1.082</text:p>
          </table:table-cell>
          <table:table-cell office:value-type="float" office:value="0.964">
            <text:p>0.964</text:p>
          </table:table-cell>
          <table:table-cell office:value-type="float" office:value="1.214">
            <text:p>1.2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6.Hs02815430_cn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106">
            <text:p>1.106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0.Hs01050696_cn</text:p>
          </table:table-cell>
          <table:table-cell office:value-type="float" office:value="0.886">
            <text:p>0.886</text:p>
          </table:table-cell>
          <table:table-cell office:value-type="float" office:value="0.817">
            <text:p>0.817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0.Hs01050696_cn</text:p>
          </table:table-cell>
          <table:table-cell office:value-type="float" office:value="0.886">
            <text:p>0.886</text:p>
          </table:table-cell>
          <table:table-cell office:value-type="float" office:value="0.817">
            <text:p>0.817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0.Hs01050696_cn</text:p>
          </table:table-cell>
          <table:table-cell office:value-type="float" office:value="0.886">
            <text:p>0.886</text:p>
          </table:table-cell>
          <table:table-cell office:value-type="float" office:value="0.817">
            <text:p>0.817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0.Hs01050696_cn</text:p>
          </table:table-cell>
          <table:table-cell office:value-type="float" office:value="0.886">
            <text:p>0.886</text:p>
          </table:table-cell>
          <table:table-cell office:value-type="float" office:value="0.817">
            <text:p>0.817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1.Hs02291553_cn</text:p>
          </table:table-cell>
          <table:table-cell office:value-type="float" office:value="0.948">
            <text:p>0.948</text:p>
          </table:table-cell>
          <table:table-cell office:value-type="float" office:value="0.854">
            <text:p>0.854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1.Hs02291553_cn</text:p>
          </table:table-cell>
          <table:table-cell office:value-type="float" office:value="0.948">
            <text:p>0.948</text:p>
          </table:table-cell>
          <table:table-cell office:value-type="float" office:value="0.854">
            <text:p>0.854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1.Hs02291553_cn</text:p>
          </table:table-cell>
          <table:table-cell office:value-type="float" office:value="0.948">
            <text:p>0.948</text:p>
          </table:table-cell>
          <table:table-cell office:value-type="float" office:value="0.854">
            <text:p>0.854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1.Hs02291553_cn</text:p>
          </table:table-cell>
          <table:table-cell office:value-type="float" office:value="0.948">
            <text:p>0.948</text:p>
          </table:table-cell>
          <table:table-cell office:value-type="float" office:value="0.854">
            <text:p>0.854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6.Hs02815430_cn</text:p>
          </table:table-cell>
          <table:table-cell office:value-type="float" office:value="1.009">
            <text:p>1.009</text:p>
          </table:table-cell>
          <table:table-cell office:value-type="float" office:value="0.954">
            <text:p>0.954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5.Hs01036179_cn</text:p>
          </table:table-cell>
          <table:table-cell office:value-type="float" office:value="1.074">
            <text:p>1.074</text:p>
          </table:table-cell>
          <table:table-cell office:value-type="float" office:value="0.977">
            <text:p>0.977</text:p>
          </table:table-cell>
          <table:table-cell office:value-type="float" office:value="1.18">
            <text:p>1.1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5.Hs01036179_cn</text:p>
          </table:table-cell>
          <table:table-cell office:value-type="float" office:value="1.074">
            <text:p>1.074</text:p>
          </table:table-cell>
          <table:table-cell office:value-type="float" office:value="0.977">
            <text:p>0.977</text:p>
          </table:table-cell>
          <table:table-cell office:value-type="float" office:value="1.18">
            <text:p>1.1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5.Hs01036179_cn</text:p>
          </table:table-cell>
          <table:table-cell office:value-type="float" office:value="1.074">
            <text:p>1.074</text:p>
          </table:table-cell>
          <table:table-cell office:value-type="float" office:value="0.977">
            <text:p>0.977</text:p>
          </table:table-cell>
          <table:table-cell office:value-type="float" office:value="1.18">
            <text:p>1.1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5.Hs01036179_cn</text:p>
          </table:table-cell>
          <table:table-cell office:value-type="float" office:value="1.074">
            <text:p>1.074</text:p>
          </table:table-cell>
          <table:table-cell office:value-type="float" office:value="0.977">
            <text:p>0.977</text:p>
          </table:table-cell>
          <table:table-cell office:value-type="float" office:value="1.18">
            <text:p>1.18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6.Hs03798190_cn</text:p>
          </table:table-cell>
          <table:table-cell office:value-type="float" office:value="1.025">
            <text:p>1.025</text:p>
          </table:table-cell>
          <table:table-cell office:value-type="float" office:value="1.011">
            <text:p>1.01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6.Hs03798190_cn</text:p>
          </table:table-cell>
          <table:table-cell office:value-type="float" office:value="1.025">
            <text:p>1.025</text:p>
          </table:table-cell>
          <table:table-cell office:value-type="float" office:value="1.011">
            <text:p>1.01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6.Hs03798190_cn</text:p>
          </table:table-cell>
          <table:table-cell office:value-type="float" office:value="1.025">
            <text:p>1.025</text:p>
          </table:table-cell>
          <table:table-cell office:value-type="float" office:value="1.011">
            <text:p>1.01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16.Hs03798190_cn</text:p>
          </table:table-cell>
          <table:table-cell office:value-type="float" office:value="1.025">
            <text:p>1.025</text:p>
          </table:table-cell>
          <table:table-cell office:value-type="float" office:value="1.011">
            <text:p>1.01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6.Hs02815430_cn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106">
            <text:p>1.106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5.Hs01036179_cn</text:p>
          </table:table-cell>
          <table:table-cell office:value-type="float" office:value="0.956">
            <text:p>0.956</text:p>
          </table:table-cell>
          <table:table-cell office:value-type="float" office:value="0.886">
            <text:p>0.886</text:p>
          </table:table-cell>
          <table:table-cell office:value-type="float" office:value="1.032">
            <text:p>1.03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5.Hs01036179_cn</text:p>
          </table:table-cell>
          <table:table-cell office:value-type="float" office:value="0.956">
            <text:p>0.956</text:p>
          </table:table-cell>
          <table:table-cell office:value-type="float" office:value="0.886">
            <text:p>0.886</text:p>
          </table:table-cell>
          <table:table-cell office:value-type="float" office:value="1.032">
            <text:p>1.03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5.Hs01036179_cn</text:p>
          </table:table-cell>
          <table:table-cell office:value-type="float" office:value="0.956">
            <text:p>0.956</text:p>
          </table:table-cell>
          <table:table-cell office:value-type="float" office:value="0.886">
            <text:p>0.886</text:p>
          </table:table-cell>
          <table:table-cell office:value-type="float" office:value="1.032">
            <text:p>1.03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5.Hs01036179_cn</text:p>
          </table:table-cell>
          <table:table-cell office:value-type="float" office:value="0.956">
            <text:p>0.956</text:p>
          </table:table-cell>
          <table:table-cell office:value-type="float" office:value="0.886">
            <text:p>0.886</text:p>
          </table:table-cell>
          <table:table-cell office:value-type="float" office:value="1.032">
            <text:p>1.03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6.Hs03798190_cn</text:p>
          </table:table-cell>
          <table:table-cell office:value-type="float" office:value="0.957">
            <text:p>0.957</text:p>
          </table:table-cell>
          <table:table-cell office:value-type="float" office:value="0.917">
            <text:p>0.917</text:p>
          </table:table-cell>
          <table:table-cell office:value-type="float" office:value="0.998">
            <text:p>0.99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6.Hs03798190_cn</text:p>
          </table:table-cell>
          <table:table-cell office:value-type="float" office:value="0.957">
            <text:p>0.957</text:p>
          </table:table-cell>
          <table:table-cell office:value-type="float" office:value="0.917">
            <text:p>0.917</text:p>
          </table:table-cell>
          <table:table-cell office:value-type="float" office:value="0.998">
            <text:p>0.99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6.Hs03798190_cn</text:p>
          </table:table-cell>
          <table:table-cell office:value-type="float" office:value="0.957">
            <text:p>0.957</text:p>
          </table:table-cell>
          <table:table-cell office:value-type="float" office:value="0.917">
            <text:p>0.917</text:p>
          </table:table-cell>
          <table:table-cell office:value-type="float" office:value="0.998">
            <text:p>0.99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16.Hs03798190_cn</text:p>
          </table:table-cell>
          <table:table-cell office:value-type="float" office:value="0.957">
            <text:p>0.957</text:p>
          </table:table-cell>
          <table:table-cell office:value-type="float" office:value="0.917">
            <text:p>0.917</text:p>
          </table:table-cell>
          <table:table-cell office:value-type="float" office:value="0.998">
            <text:p>0.99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6.Hs02815430_cn</text:p>
          </table:table-cell>
          <table:table-cell office:value-type="float" office:value="1.009">
            <text:p>1.009</text:p>
          </table:table-cell>
          <table:table-cell office:value-type="float" office:value="0.954">
            <text:p>0.954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0</text:p>
          </table:table-cell>
          <table:table-cell office:value-type="float" office:value="1.161">
            <text:p>1.161</text:p>
          </table:table-cell>
          <table:table-cell office:value-type="float" office:value="1.115">
            <text:p>1.115</text:p>
          </table:table-cell>
          <table:table-cell office:value-type="float" office:value="1.209">
            <text:p>1.20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0</text:p>
          </table:table-cell>
          <table:table-cell office:value-type="float" office:value="1.161">
            <text:p>1.161</text:p>
          </table:table-cell>
          <table:table-cell office:value-type="float" office:value="1.115">
            <text:p>1.115</text:p>
          </table:table-cell>
          <table:table-cell office:value-type="float" office:value="1.209">
            <text:p>1.20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0</text:p>
          </table:table-cell>
          <table:table-cell office:value-type="float" office:value="1.161">
            <text:p>1.161</text:p>
          </table:table-cell>
          <table:table-cell office:value-type="float" office:value="1.115">
            <text:p>1.115</text:p>
          </table:table-cell>
          <table:table-cell office:value-type="float" office:value="1.209">
            <text:p>1.20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0</text:p>
          </table:table-cell>
          <table:table-cell office:value-type="float" office:value="1.161">
            <text:p>1.161</text:p>
          </table:table-cell>
          <table:table-cell office:value-type="float" office:value="1.115">
            <text:p>1.115</text:p>
          </table:table-cell>
          <table:table-cell office:value-type="float" office:value="1.209">
            <text:p>1.209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1</text:p>
          </table:table-cell>
          <table:table-cell office:value-type="float" office:value="1.057">
            <text:p>1.057</text:p>
          </table:table-cell>
          <table:table-cell office:value-type="float" office:value="1.016">
            <text:p>1.016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1</text:p>
          </table:table-cell>
          <table:table-cell office:value-type="float" office:value="1.057">
            <text:p>1.057</text:p>
          </table:table-cell>
          <table:table-cell office:value-type="float" office:value="1.016">
            <text:p>1.016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1</text:p>
          </table:table-cell>
          <table:table-cell office:value-type="float" office:value="1.057">
            <text:p>1.057</text:p>
          </table:table-cell>
          <table:table-cell office:value-type="float" office:value="1.016">
            <text:p>1.016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1</text:p>
          </table:table-cell>
          <table:table-cell office:value-type="float" office:value="1.057">
            <text:p>1.057</text:p>
          </table:table-cell>
          <table:table-cell office:value-type="float" office:value="1.016">
            <text:p>1.016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6.Hs02815430_cn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106">
            <text:p>1.106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0</text:p>
          </table:table-cell>
          <table:table-cell office:value-type="float" office:value="0.991">
            <text:p>0.991</text:p>
          </table:table-cell>
          <table:table-cell office:value-type="float" office:value="0.935">
            <text:p>0.935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0</text:p>
          </table:table-cell>
          <table:table-cell office:value-type="float" office:value="0.991">
            <text:p>0.991</text:p>
          </table:table-cell>
          <table:table-cell office:value-type="float" office:value="0.935">
            <text:p>0.935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0</text:p>
          </table:table-cell>
          <table:table-cell office:value-type="float" office:value="0.991">
            <text:p>0.991</text:p>
          </table:table-cell>
          <table:table-cell office:value-type="float" office:value="0.935">
            <text:p>0.935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0</text:p>
          </table:table-cell>
          <table:table-cell office:value-type="float" office:value="0.991">
            <text:p>0.991</text:p>
          </table:table-cell>
          <table:table-cell office:value-type="float" office:value="0.935">
            <text:p>0.935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1</text:p>
          </table:table-cell>
          <table:table-cell office:value-type="float" office:value="0.96">
            <text:p>0.96</text:p>
          </table:table-cell>
          <table:table-cell office:value-type="float" office:value="0.897">
            <text:p>0.897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1</text:p>
          </table:table-cell>
          <table:table-cell office:value-type="float" office:value="0.96">
            <text:p>0.96</text:p>
          </table:table-cell>
          <table:table-cell office:value-type="float" office:value="0.897">
            <text:p>0.897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1</text:p>
          </table:table-cell>
          <table:table-cell office:value-type="float" office:value="0.96">
            <text:p>0.96</text:p>
          </table:table-cell>
          <table:table-cell office:value-type="float" office:value="0.897">
            <text:p>0.897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1</text:p>
          </table:table-cell>
          <table:table-cell office:value-type="float" office:value="0.96">
            <text:p>0.96</text:p>
          </table:table-cell>
          <table:table-cell office:value-type="float" office:value="0.897">
            <text:p>0.897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6.Hs02815430_cn</text:p>
          </table:table-cell>
          <table:table-cell office:value-type="float" office:value="1.009">
            <text:p>1.009</text:p>
          </table:table-cell>
          <table:table-cell office:value-type="float" office:value="0.954">
            <text:p>0.954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5.Hs01578366_cn</text:p>
          </table:table-cell>
          <table:table-cell office:value-type="float" office:value="1.046">
            <text:p>1.046</text:p>
          </table:table-cell>
          <table:table-cell office:value-type="float" office:value="1.026">
            <text:p>1.026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5.Hs01578366_cn</text:p>
          </table:table-cell>
          <table:table-cell office:value-type="float" office:value="1.046">
            <text:p>1.046</text:p>
          </table:table-cell>
          <table:table-cell office:value-type="float" office:value="1.026">
            <text:p>1.026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5.Hs01578366_cn</text:p>
          </table:table-cell>
          <table:table-cell office:value-type="float" office:value="1.046">
            <text:p>1.046</text:p>
          </table:table-cell>
          <table:table-cell office:value-type="float" office:value="1.026">
            <text:p>1.026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5.Hs01578366_cn</text:p>
          </table:table-cell>
          <table:table-cell office:value-type="float" office:value="1.046">
            <text:p>1.046</text:p>
          </table:table-cell>
          <table:table-cell office:value-type="float" office:value="1.026">
            <text:p>1.026</text:p>
          </table:table-cell>
          <table:table-cell office:value-type="float" office:value="1.067">
            <text:p>1.06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6.Hs00851203_cn</text:p>
          </table:table-cell>
          <table:table-cell office:value-type="float" office:value="1.03">
            <text:p>1.03</text:p>
          </table:table-cell>
          <table:table-cell office:value-type="float" office:value="0.943">
            <text:p>0.943</text:p>
          </table:table-cell>
          <table:table-cell office:value-type="float" office:value="1.124">
            <text:p>1.12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6.Hs00851203_cn</text:p>
          </table:table-cell>
          <table:table-cell office:value-type="float" office:value="1.03">
            <text:p>1.03</text:p>
          </table:table-cell>
          <table:table-cell office:value-type="float" office:value="0.943">
            <text:p>0.943</text:p>
          </table:table-cell>
          <table:table-cell office:value-type="float" office:value="1.124">
            <text:p>1.12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26.Hs00851203_cn</text:p>
          </table:table-cell>
          <table:table-cell office:value-type="float" office:value="1.03">
            <text:p>1.03</text:p>
          </table:table-cell>
          <table:table-cell office:value-type="float" office:value="0.943">
            <text:p>0.943</text:p>
          </table:table-cell>
          <table:table-cell office:value-type="float" office:value="1.124">
            <text:p>1.12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C.Hs00810541_cn</text:p>
          </table:table-cell>
          <table:table-cell office:value-type="float" office:value="1.002">
            <text:p>1.002</text:p>
          </table:table-cell>
          <table:table-cell office:value-type="float" office:value="0.974">
            <text:p>0.974</text:p>
          </table:table-cell>
          <table:table-cell office:value-type="float" office:value="1.031">
            <text:p>1.03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5.Hs01578366_cn</text:p>
          </table:table-cell>
          <table:table-cell office:value-type="float" office:value="0.946">
            <text:p>0.946</text:p>
          </table:table-cell>
          <table:table-cell office:value-type="float" office:value="0.905">
            <text:p>0.905</text:p>
          </table:table-cell>
          <table:table-cell office:value-type="float" office:value="0.989">
            <text:p>0.98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5.Hs01578366_cn</text:p>
          </table:table-cell>
          <table:table-cell office:value-type="float" office:value="0.946">
            <text:p>0.946</text:p>
          </table:table-cell>
          <table:table-cell office:value-type="float" office:value="0.905">
            <text:p>0.905</text:p>
          </table:table-cell>
          <table:table-cell office:value-type="float" office:value="0.989">
            <text:p>0.98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5.Hs01578366_cn</text:p>
          </table:table-cell>
          <table:table-cell office:value-type="float" office:value="0.946">
            <text:p>0.946</text:p>
          </table:table-cell>
          <table:table-cell office:value-type="float" office:value="0.905">
            <text:p>0.905</text:p>
          </table:table-cell>
          <table:table-cell office:value-type="float" office:value="0.989">
            <text:p>0.98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5.Hs01578366_cn</text:p>
          </table:table-cell>
          <table:table-cell office:value-type="float" office:value="0.946">
            <text:p>0.946</text:p>
          </table:table-cell>
          <table:table-cell office:value-type="float" office:value="0.905">
            <text:p>0.905</text:p>
          </table:table-cell>
          <table:table-cell office:value-type="float" office:value="0.989">
            <text:p>0.98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6.Hs00851203_cn</text:p>
          </table:table-cell>
          <table:table-cell office:value-type="float" office:value="0.992">
            <text:p>0.992</text:p>
          </table:table-cell>
          <table:table-cell office:value-type="float" office:value="0.92">
            <text:p>0.92</text:p>
          </table:table-cell>
          <table:table-cell office:value-type="float" office:value="1.069">
            <text:p>1.06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6.Hs00851203_cn</text:p>
          </table:table-cell>
          <table:table-cell office:value-type="float" office:value="0.992">
            <text:p>0.992</text:p>
          </table:table-cell>
          <table:table-cell office:value-type="float" office:value="0.92">
            <text:p>0.92</text:p>
          </table:table-cell>
          <table:table-cell office:value-type="float" office:value="1.069">
            <text:p>1.06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6.Hs00851203_cn</text:p>
          </table:table-cell>
          <table:table-cell office:value-type="float" office:value="0.992">
            <text:p>0.992</text:p>
          </table:table-cell>
          <table:table-cell office:value-type="float" office:value="0.92">
            <text:p>0.92</text:p>
          </table:table-cell>
          <table:table-cell office:value-type="float" office:value="1.069">
            <text:p>1.06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26.Hs00851203_cn</text:p>
          </table:table-cell>
          <table:table-cell office:value-type="float" office:value="0.992">
            <text:p>0.992</text:p>
          </table:table-cell>
          <table:table-cell office:value-type="float" office:value="0.92">
            <text:p>0.92</text:p>
          </table:table-cell>
          <table:table-cell office:value-type="float" office:value="1.069">
            <text:p>1.069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C.Hs00810541_cn</text:p>
          </table:table-cell>
          <table:table-cell office:value-type="float" office:value="0.966">
            <text:p>0.966</text:p>
          </table:table-cell>
          <table:table-cell office:value-type="float" office:value="0.881">
            <text:p>0.881</text:p>
          </table:table-cell>
          <table:table-cell office:value-type="float" office:value="1.06">
            <text:p>1.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0.Hs01096449_cn</text:p>
          </table:table-cell>
          <table:table-cell office:value-type="float" office:value="1.017">
            <text:p>1.017</text:p>
          </table:table-cell>
          <table:table-cell office:value-type="float" office:value="0.928">
            <text:p>0.928</text:p>
          </table:table-cell>
          <table:table-cell office:value-type="float" office:value="1.114">
            <text:p>1.1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0.Hs01096449_cn</text:p>
          </table:table-cell>
          <table:table-cell office:value-type="float" office:value="1.017">
            <text:p>1.017</text:p>
          </table:table-cell>
          <table:table-cell office:value-type="float" office:value="0.928">
            <text:p>0.928</text:p>
          </table:table-cell>
          <table:table-cell office:value-type="float" office:value="1.114">
            <text:p>1.1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0.Hs01096449_cn</text:p>
          </table:table-cell>
          <table:table-cell office:value-type="float" office:value="1.017">
            <text:p>1.017</text:p>
          </table:table-cell>
          <table:table-cell office:value-type="float" office:value="0.928">
            <text:p>0.928</text:p>
          </table:table-cell>
          <table:table-cell office:value-type="float" office:value="1.114">
            <text:p>1.1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0.Hs01096449_cn</text:p>
          </table:table-cell>
          <table:table-cell office:value-type="float" office:value="1.017">
            <text:p>1.017</text:p>
          </table:table-cell>
          <table:table-cell office:value-type="float" office:value="0.928">
            <text:p>0.928</text:p>
          </table:table-cell>
          <table:table-cell office:value-type="float" office:value="1.114">
            <text:p>1.11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1.Hs02405090_cn</text:p>
          </table:table-cell>
          <table:table-cell office:value-type="float" office:value="1.056">
            <text:p>1.056</text:p>
          </table:table-cell>
          <table:table-cell office:value-type="float" office:value="1.037">
            <text:p>1.037</text:p>
          </table:table-cell>
          <table:table-cell office:value-type="float" office:value="1.075">
            <text:p>1.07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1.Hs02405090_cn</text:p>
          </table:table-cell>
          <table:table-cell office:value-type="float" office:value="1.056">
            <text:p>1.056</text:p>
          </table:table-cell>
          <table:table-cell office:value-type="float" office:value="1.037">
            <text:p>1.037</text:p>
          </table:table-cell>
          <table:table-cell office:value-type="float" office:value="1.075">
            <text:p>1.07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1.Hs02405090_cn</text:p>
          </table:table-cell>
          <table:table-cell office:value-type="float" office:value="1.056">
            <text:p>1.056</text:p>
          </table:table-cell>
          <table:table-cell office:value-type="float" office:value="1.037">
            <text:p>1.037</text:p>
          </table:table-cell>
          <table:table-cell office:value-type="float" office:value="1.075">
            <text:p>1.07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1.Hs02405090_cn</text:p>
          </table:table-cell>
          <table:table-cell office:value-type="float" office:value="1.056">
            <text:p>1.056</text:p>
          </table:table-cell>
          <table:table-cell office:value-type="float" office:value="1.037">
            <text:p>1.037</text:p>
          </table:table-cell>
          <table:table-cell office:value-type="float" office:value="1.075">
            <text:p>1.07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C.Hs00810541_cn</text:p>
          </table:table-cell>
          <table:table-cell office:value-type="float" office:value="1.002">
            <text:p>1.002</text:p>
          </table:table-cell>
          <table:table-cell office:value-type="float" office:value="0.974">
            <text:p>0.974</text:p>
          </table:table-cell>
          <table:table-cell office:value-type="float" office:value="1.031">
            <text:p>1.03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0.Hs01096449_cn</text:p>
          </table:table-cell>
          <table:table-cell office:value-type="float" office:value="0.962">
            <text:p>0.962</text:p>
          </table:table-cell>
          <table:table-cell office:value-type="float" office:value="0.905">
            <text:p>0.905</text:p>
          </table:table-cell>
          <table:table-cell office:value-type="float" office:value="1.022">
            <text:p>1.02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0.Hs01096449_cn</text:p>
          </table:table-cell>
          <table:table-cell office:value-type="float" office:value="0.962">
            <text:p>0.962</text:p>
          </table:table-cell>
          <table:table-cell office:value-type="float" office:value="0.905">
            <text:p>0.905</text:p>
          </table:table-cell>
          <table:table-cell office:value-type="float" office:value="1.022">
            <text:p>1.02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0.Hs01096449_cn</text:p>
          </table:table-cell>
          <table:table-cell office:value-type="float" office:value="0.962">
            <text:p>0.962</text:p>
          </table:table-cell>
          <table:table-cell office:value-type="float" office:value="0.905">
            <text:p>0.905</text:p>
          </table:table-cell>
          <table:table-cell office:value-type="float" office:value="1.022">
            <text:p>1.02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0.Hs01096449_cn</text:p>
          </table:table-cell>
          <table:table-cell office:value-type="float" office:value="0.962">
            <text:p>0.962</text:p>
          </table:table-cell>
          <table:table-cell office:value-type="float" office:value="0.905">
            <text:p>0.905</text:p>
          </table:table-cell>
          <table:table-cell office:value-type="float" office:value="1.022">
            <text:p>1.022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1.Hs02405090_cn</text:p>
          </table:table-cell>
          <table:table-cell office:value-type="float" office:value="0.964">
            <text:p>0.964</text:p>
          </table:table-cell>
          <table:table-cell office:value-type="float" office:value="0.926">
            <text:p>0.926</text:p>
          </table:table-cell>
          <table:table-cell office:value-type="float" office:value="1.003">
            <text:p>1.00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1.Hs02405090_cn</text:p>
          </table:table-cell>
          <table:table-cell office:value-type="float" office:value="0.964">
            <text:p>0.964</text:p>
          </table:table-cell>
          <table:table-cell office:value-type="float" office:value="0.926">
            <text:p>0.926</text:p>
          </table:table-cell>
          <table:table-cell office:value-type="float" office:value="1.003">
            <text:p>1.00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1.Hs02405090_cn</text:p>
          </table:table-cell>
          <table:table-cell office:value-type="float" office:value="0.964">
            <text:p>0.964</text:p>
          </table:table-cell>
          <table:table-cell office:value-type="float" office:value="0.926">
            <text:p>0.926</text:p>
          </table:table-cell>
          <table:table-cell office:value-type="float" office:value="1.003">
            <text:p>1.00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1.Hs02405090_cn</text:p>
          </table:table-cell>
          <table:table-cell office:value-type="float" office:value="0.964">
            <text:p>0.964</text:p>
          </table:table-cell>
          <table:table-cell office:value-type="float" office:value="0.926">
            <text:p>0.926</text:p>
          </table:table-cell>
          <table:table-cell office:value-type="float" office:value="1.003">
            <text:p>1.00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C.Hs00810541_cn</text:p>
          </table:table-cell>
          <table:table-cell office:value-type="float" office:value="0.966">
            <text:p>0.966</text:p>
          </table:table-cell>
          <table:table-cell office:value-type="float" office:value="0.881">
            <text:p>0.881</text:p>
          </table:table-cell>
          <table:table-cell office:value-type="float" office:value="1.06">
            <text:p>1.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5.Hs02241288_cn</text:p>
          </table:table-cell>
          <table:table-cell office:value-type="float" office:value="1.06">
            <text:p>1.06</text:p>
          </table:table-cell>
          <table:table-cell office:value-type="float" office:value="0.895">
            <text:p>0.895</text:p>
          </table:table-cell>
          <table:table-cell office:value-type="float" office:value="1.255">
            <text:p>1.25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5.Hs02241288_cn</text:p>
          </table:table-cell>
          <table:table-cell office:value-type="float" office:value="1.06">
            <text:p>1.06</text:p>
          </table:table-cell>
          <table:table-cell office:value-type="float" office:value="0.895">
            <text:p>0.895</text:p>
          </table:table-cell>
          <table:table-cell office:value-type="float" office:value="1.255">
            <text:p>1.25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5.Hs02241288_cn</text:p>
          </table:table-cell>
          <table:table-cell office:value-type="float" office:value="1.06">
            <text:p>1.06</text:p>
          </table:table-cell>
          <table:table-cell office:value-type="float" office:value="0.895">
            <text:p>0.895</text:p>
          </table:table-cell>
          <table:table-cell office:value-type="float" office:value="1.255">
            <text:p>1.25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5.Hs02241288_cn</text:p>
          </table:table-cell>
          <table:table-cell office:value-type="float" office:value="1.06">
            <text:p>1.06</text:p>
          </table:table-cell>
          <table:table-cell office:value-type="float" office:value="0.895">
            <text:p>0.895</text:p>
          </table:table-cell>
          <table:table-cell office:value-type="float" office:value="1.255">
            <text:p>1.255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6.Hs00966116_cn</text:p>
          </table:table-cell>
          <table:table-cell office:value-type="float" office:value="0.921">
            <text:p>0.921</text:p>
          </table:table-cell>
          <table:table-cell office:value-type="float" office:value="0.768">
            <text:p>0.768</text:p>
          </table:table-cell>
          <table:table-cell office:value-type="float" office:value="1.104">
            <text:p>1.1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6.Hs00966116_cn</text:p>
          </table:table-cell>
          <table:table-cell office:value-type="float" office:value="0.921">
            <text:p>0.921</text:p>
          </table:table-cell>
          <table:table-cell office:value-type="float" office:value="0.768">
            <text:p>0.768</text:p>
          </table:table-cell>
          <table:table-cell office:value-type="float" office:value="1.104">
            <text:p>1.1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6.Hs00966116_cn</text:p>
          </table:table-cell>
          <table:table-cell office:value-type="float" office:value="0.921">
            <text:p>0.921</text:p>
          </table:table-cell>
          <table:table-cell office:value-type="float" office:value="0.768">
            <text:p>0.768</text:p>
          </table:table-cell>
          <table:table-cell office:value-type="float" office:value="1.104">
            <text:p>1.1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Ex36.Hs00966116_cn</text:p>
          </table:table-cell>
          <table:table-cell office:value-type="float" office:value="0.921">
            <text:p>0.921</text:p>
          </table:table-cell>
          <table:table-cell office:value-type="float" office:value="0.768">
            <text:p>0.768</text:p>
          </table:table-cell>
          <table:table-cell office:value-type="float" office:value="1.104">
            <text:p>1.104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C.Hs00810541_cn</text:p>
          </table:table-cell>
          <table:table-cell office:value-type="float" office:value="1.002">
            <text:p>1.002</text:p>
          </table:table-cell>
          <table:table-cell office:value-type="float" office:value="0.974">
            <text:p>0.974</text:p>
          </table:table-cell>
          <table:table-cell office:value-type="float" office:value="1.031">
            <text:p>1.03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5.Hs02241288_cn</text:p>
          </table:table-cell>
          <table:table-cell office:value-type="float" office:value="0.93">
            <text:p>0.93</text:p>
          </table:table-cell>
          <table:table-cell office:value-type="float" office:value="0.832">
            <text:p>0.832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5.Hs02241288_cn</text:p>
          </table:table-cell>
          <table:table-cell office:value-type="float" office:value="0.93">
            <text:p>0.93</text:p>
          </table:table-cell>
          <table:table-cell office:value-type="float" office:value="0.832">
            <text:p>0.832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5.Hs02241288_cn</text:p>
          </table:table-cell>
          <table:table-cell office:value-type="float" office:value="0.93">
            <text:p>0.93</text:p>
          </table:table-cell>
          <table:table-cell office:value-type="float" office:value="0.832">
            <text:p>0.832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5.Hs02241288_cn</text:p>
          </table:table-cell>
          <table:table-cell office:value-type="float" office:value="0.93">
            <text:p>0.93</text:p>
          </table:table-cell>
          <table:table-cell office:value-type="float" office:value="0.832">
            <text:p>0.832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6.Hs00966116_cn</text:p>
          </table:table-cell>
          <table:table-cell office:value-type="float" office:value="0.946">
            <text:p>0.946</text:p>
          </table:table-cell>
          <table:table-cell office:value-type="float" office:value="0.827">
            <text:p>0.827</text:p>
          </table:table-cell>
          <table:table-cell office:value-type="float" office:value="1.083">
            <text:p>1.08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6.Hs00966116_cn</text:p>
          </table:table-cell>
          <table:table-cell office:value-type="float" office:value="0.946">
            <text:p>0.946</text:p>
          </table:table-cell>
          <table:table-cell office:value-type="float" office:value="0.827">
            <text:p>0.827</text:p>
          </table:table-cell>
          <table:table-cell office:value-type="float" office:value="1.083">
            <text:p>1.08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6.Hs00966116_cn</text:p>
          </table:table-cell>
          <table:table-cell office:value-type="float" office:value="0.946">
            <text:p>0.946</text:p>
          </table:table-cell>
          <table:table-cell office:value-type="float" office:value="0.827">
            <text:p>0.827</text:p>
          </table:table-cell>
          <table:table-cell office:value-type="float" office:value="1.083">
            <text:p>1.08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Ex36.Hs00966116_cn</text:p>
          </table:table-cell>
          <table:table-cell office:value-type="float" office:value="0.946">
            <text:p>0.946</text:p>
          </table:table-cell>
          <table:table-cell office:value-type="float" office:value="0.827">
            <text:p>0.827</text:p>
          </table:table-cell>
          <table:table-cell office:value-type="float" office:value="1.083">
            <text:p>1.083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C.Hs00810541_cn</text:p>
          </table:table-cell>
          <table:table-cell office:value-type="float" office:value="0.966">
            <text:p>0.966</text:p>
          </table:table-cell>
          <table:table-cell office:value-type="float" office:value="0.881">
            <text:p>0.881</text:p>
          </table:table-cell>
          <table:table-cell office:value-type="float" office:value="1.06">
            <text:p>1.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A.Hs02943187_cn</text:p>
          </table:table-cell>
          <table:table-cell office:value-type="float" office:value="1.026">
            <text:p>1.026</text:p>
          </table:table-cell>
          <table:table-cell office:value-type="float" office:value="0.847">
            <text:p>0.847</text:p>
          </table:table-cell>
          <table:table-cell office:value-type="float" office:value="1.243">
            <text:p>1.24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A.Hs02943187_cn</text:p>
          </table:table-cell>
          <table:table-cell office:value-type="float" office:value="1.026">
            <text:p>1.026</text:p>
          </table:table-cell>
          <table:table-cell office:value-type="float" office:value="0.847">
            <text:p>0.847</text:p>
          </table:table-cell>
          <table:table-cell office:value-type="float" office:value="1.243">
            <text:p>1.24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A.Hs02943187_cn</text:p>
          </table:table-cell>
          <table:table-cell office:value-type="float" office:value="1.026">
            <text:p>1.026</text:p>
          </table:table-cell>
          <table:table-cell office:value-type="float" office:value="0.847">
            <text:p>0.847</text:p>
          </table:table-cell>
          <table:table-cell office:value-type="float" office:value="1.243">
            <text:p>1.24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A.Hs02943187_cn</text:p>
          </table:table-cell>
          <table:table-cell office:value-type="float" office:value="1.026">
            <text:p>1.026</text:p>
          </table:table-cell>
          <table:table-cell office:value-type="float" office:value="0.847">
            <text:p>0.847</text:p>
          </table:table-cell>
          <table:table-cell office:value-type="float" office:value="1.243">
            <text:p>1.243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B.Hs00745275_cn</text:p>
          </table:table-cell>
          <table:table-cell office:value-type="float" office:value="1.01">
            <text:p>1.01</text:p>
          </table:table-cell>
          <table:table-cell office:value-type="float" office:value="0.966">
            <text:p>0.966</text:p>
          </table:table-cell>
          <table:table-cell office:value-type="float" office:value="1.057">
            <text:p>1.05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B.Hs00745275_cn</text:p>
          </table:table-cell>
          <table:table-cell office:value-type="float" office:value="1.01">
            <text:p>1.01</text:p>
          </table:table-cell>
          <table:table-cell office:value-type="float" office:value="0.966">
            <text:p>0.966</text:p>
          </table:table-cell>
          <table:table-cell office:value-type="float" office:value="1.057">
            <text:p>1.05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B.Hs00745275_cn</text:p>
          </table:table-cell>
          <table:table-cell office:value-type="float" office:value="1.01">
            <text:p>1.01</text:p>
          </table:table-cell>
          <table:table-cell office:value-type="float" office:value="0.966">
            <text:p>0.966</text:p>
          </table:table-cell>
          <table:table-cell office:value-type="float" office:value="1.057">
            <text:p>1.05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B.Hs00745275_cn</text:p>
          </table:table-cell>
          <table:table-cell office:value-type="float" office:value="1.01">
            <text:p>1.01</text:p>
          </table:table-cell>
          <table:table-cell office:value-type="float" office:value="0.966">
            <text:p>0.966</text:p>
          </table:table-cell>
          <table:table-cell office:value-type="float" office:value="1.057">
            <text:p>1.057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KIC.Hs00810541_cn</text:p>
          </table:table-cell>
          <table:table-cell office:value-type="float" office:value="1.002">
            <text:p>1.002</text:p>
          </table:table-cell>
          <table:table-cell office:value-type="float" office:value="0.974">
            <text:p>0.974</text:p>
          </table:table-cell>
          <table:table-cell office:value-type="float" office:value="1.031">
            <text:p>1.031</text:p>
          </table:table-cell>
          <table:table-cell table:number-columns-repeated="1019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A.Hs02943187_cn</text:p>
          </table:table-cell>
          <table:table-cell office:value-type="float" office:value="0.958">
            <text:p>0.958</text:p>
          </table:table-cell>
          <table:table-cell office:value-type="float" office:value="0.899">
            <text:p>0.899</text:p>
          </table:table-cell>
          <table:table-cell office:value-type="float" office:value="1.021">
            <text:p>1.02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A.Hs02943187_cn</text:p>
          </table:table-cell>
          <table:table-cell office:value-type="float" office:value="0.958">
            <text:p>0.958</text:p>
          </table:table-cell>
          <table:table-cell office:value-type="float" office:value="0.899">
            <text:p>0.899</text:p>
          </table:table-cell>
          <table:table-cell office:value-type="float" office:value="1.021">
            <text:p>1.02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A.Hs02943187_cn</text:p>
          </table:table-cell>
          <table:table-cell office:value-type="float" office:value="0.958">
            <text:p>0.958</text:p>
          </table:table-cell>
          <table:table-cell office:value-type="float" office:value="0.899">
            <text:p>0.899</text:p>
          </table:table-cell>
          <table:table-cell office:value-type="float" office:value="1.021">
            <text:p>1.02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A.Hs02943187_cn</text:p>
          </table:table-cell>
          <table:table-cell office:value-type="float" office:value="0.958">
            <text:p>0.958</text:p>
          </table:table-cell>
          <table:table-cell office:value-type="float" office:value="0.899">
            <text:p>0.899</text:p>
          </table:table-cell>
          <table:table-cell office:value-type="float" office:value="1.021">
            <text:p>1.021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B.Hs00745275_cn</text:p>
          </table:table-cell>
          <table:table-cell office:value-type="float" office:value="0.853">
            <text:p>0.853</text:p>
          </table:table-cell>
          <table:table-cell office:value-type="float" office:value="0.59">
            <text:p>0.59</text:p>
          </table:table-cell>
          <table:table-cell office:value-type="float" office:value="1.234">
            <text:p>1.23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B.Hs00745275_cn</text:p>
          </table:table-cell>
          <table:table-cell office:value-type="float" office:value="0.853">
            <text:p>0.853</text:p>
          </table:table-cell>
          <table:table-cell office:value-type="float" office:value="0.59">
            <text:p>0.59</text:p>
          </table:table-cell>
          <table:table-cell office:value-type="float" office:value="1.234">
            <text:p>1.23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B.Hs00745275_cn</text:p>
          </table:table-cell>
          <table:table-cell office:value-type="float" office:value="0.853">
            <text:p>0.853</text:p>
          </table:table-cell>
          <table:table-cell office:value-type="float" office:value="0.59">
            <text:p>0.59</text:p>
          </table:table-cell>
          <table:table-cell office:value-type="float" office:value="1.234">
            <text:p>1.23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B.Hs00745275_cn</text:p>
          </table:table-cell>
          <table:table-cell office:value-type="float" office:value="0.853">
            <text:p>0.853</text:p>
          </table:table-cell>
          <table:table-cell office:value-type="float" office:value="0.59">
            <text:p>0.59</text:p>
          </table:table-cell>
          <table:table-cell office:value-type="float" office:value="1.234">
            <text:p>1.234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01</text:p>
          </table:table-cell>
          <table:table-cell office:value-type="string">
            <text:p>KIC.Hs00810541_cn</text:p>
          </table:table-cell>
          <table:table-cell office:value-type="float" office:value="0.966">
            <text:p>0.966</text:p>
          </table:table-cell>
          <table:table-cell office:value-type="float" office:value="0.881">
            <text:p>0.881</text:p>
          </table:table-cell>
          <table:table-cell office:value-type="float" office:value="1.06">
            <text:p>1.06</text:p>
          </table:table-cell>
          <table:table-cell table:number-columns-repeated="1019"/>
        </table:table-row>
        <table:table-row table:style-name="ro1">
          <table:table-cell office:value-type="string">
            <text:p>C01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4.Hs0044657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4.Hs0044657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4.Hs0044657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4.Hs0044657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5.Hs0054025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5.Hs0054025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5.Hs0054025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5.Hs0054025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6.Hs0281543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4.Hs00446573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4.Hs00446573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4.Hs00446573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4.Hs00446573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5.Hs00540258_cn</text:p>
          </table:table-cell>
          <table:table-cell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1.144">
            <text:p>1.14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5.Hs00540258_cn</text:p>
          </table:table-cell>
          <table:table-cell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1.144">
            <text:p>1.14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5.Hs00540258_cn</text:p>
          </table:table-cell>
          <table:table-cell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1.144">
            <text:p>1.14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5.Hs00540258_cn</text:p>
          </table:table-cell>
          <table:table-cell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1.144">
            <text:p>1.14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6.Hs02815430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0.Hs0105069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0.Hs0105069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0.Hs0105069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0.Hs0105069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1.Hs0229155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1.Hs0229155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1.Hs0229155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1.Hs0229155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6.Hs0281543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0.Hs01050696_cn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0.Hs01050696_cn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0.Hs01050696_cn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0.Hs01050696_cn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8">
            <text:p>1.02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1.Hs02291553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1.Hs02291553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1.Hs02291553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1.Hs02291553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">
            <text:p>1.04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6.Hs02815430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5.Hs0103617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5.Hs0103617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5.Hs0103617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6.Hs037981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6.Hs037981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6.Hs037981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16.Hs037981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6.Hs0281543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5.Hs01036179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2">
            <text:p>1.06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5.Hs01036179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2">
            <text:p>1.06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5.Hs01036179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2">
            <text:p>1.06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5.Hs01036179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2">
            <text:p>1.06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6.Hs03798190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6.Hs03798190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6.Hs03798190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16.Hs03798190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6.Hs02815430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6.Hs0281543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0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0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0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0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7">
            <text:p>1.02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1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1.047">
            <text:p>1.04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1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1.047">
            <text:p>1.04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1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1.047">
            <text:p>1.04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1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1.047">
            <text:p>1.04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6.Hs02815430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1">
            <text:p>1.051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5.Hs0157836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5.Hs0157836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5.Hs0157836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5.Hs0157836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6.Hs0085120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6.Hs0085120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6.Hs0085120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26.Hs00851203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C.Hs00810541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5.Hs01578366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5.Hs01578366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5.Hs01578366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5.Hs01578366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2">
            <text:p>1.05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6.Hs00851203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3">
            <text:p>1.06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6.Hs00851203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3">
            <text:p>1.06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6.Hs00851203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3">
            <text:p>1.06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26.Hs00851203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3">
            <text:p>1.06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C.Hs00810541_cn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1.117">
            <text:p>1.11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0.Hs0109644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0.Hs0109644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0.Hs0109644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0.Hs01096449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1.Hs024050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1.Hs024050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1.Hs024050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1.Hs02405090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C.Hs00810541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0.Hs01096449_cn</text:p>
          </table:table-cell>
          <table:table-cell office:value-type="float" office:value="1">
            <text:p>1</text:p>
          </table:table-cell>
          <table:table-cell office:value-type="float" office:value="0.968">
            <text:p>0.968</text:p>
          </table:table-cell>
          <table:table-cell office:value-type="float" office:value="1.033">
            <text:p>1.03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0.Hs01096449_cn</text:p>
          </table:table-cell>
          <table:table-cell office:value-type="float" office:value="1">
            <text:p>1</text:p>
          </table:table-cell>
          <table:table-cell office:value-type="float" office:value="0.968">
            <text:p>0.968</text:p>
          </table:table-cell>
          <table:table-cell office:value-type="float" office:value="1.033">
            <text:p>1.03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0.Hs01096449_cn</text:p>
          </table:table-cell>
          <table:table-cell office:value-type="float" office:value="1">
            <text:p>1</text:p>
          </table:table-cell>
          <table:table-cell office:value-type="float" office:value="0.968">
            <text:p>0.968</text:p>
          </table:table-cell>
          <table:table-cell office:value-type="float" office:value="1.033">
            <text:p>1.03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0.Hs01096449_cn</text:p>
          </table:table-cell>
          <table:table-cell office:value-type="float" office:value="1">
            <text:p>1</text:p>
          </table:table-cell>
          <table:table-cell office:value-type="float" office:value="0.968">
            <text:p>0.968</text:p>
          </table:table-cell>
          <table:table-cell office:value-type="float" office:value="1.033">
            <text:p>1.033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1.Hs02405090_cn</text:p>
          </table:table-cell>
          <table:table-cell office:value-type="float" office:value="1">
            <text:p>1</text:p>
          </table:table-cell>
          <table:table-cell office:value-type="float" office:value="0.929">
            <text:p>0.929</text:p>
          </table:table-cell>
          <table:table-cell office:value-type="float" office:value="1.076">
            <text:p>1.07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1.Hs02405090_cn</text:p>
          </table:table-cell>
          <table:table-cell office:value-type="float" office:value="1">
            <text:p>1</text:p>
          </table:table-cell>
          <table:table-cell office:value-type="float" office:value="0.929">
            <text:p>0.929</text:p>
          </table:table-cell>
          <table:table-cell office:value-type="float" office:value="1.076">
            <text:p>1.07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1.Hs02405090_cn</text:p>
          </table:table-cell>
          <table:table-cell office:value-type="float" office:value="1">
            <text:p>1</text:p>
          </table:table-cell>
          <table:table-cell office:value-type="float" office:value="0.929">
            <text:p>0.929</text:p>
          </table:table-cell>
          <table:table-cell office:value-type="float" office:value="1.076">
            <text:p>1.07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1.Hs02405090_cn</text:p>
          </table:table-cell>
          <table:table-cell office:value-type="float" office:value="1">
            <text:p>1</text:p>
          </table:table-cell>
          <table:table-cell office:value-type="float" office:value="0.929">
            <text:p>0.929</text:p>
          </table:table-cell>
          <table:table-cell office:value-type="float" office:value="1.076">
            <text:p>1.07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C.Hs00810541_cn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1.117">
            <text:p>1.11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5.Hs0224128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5.Hs0224128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5.Hs0224128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5.Hs02241288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6.Hs0096611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6.Hs0096611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6.Hs0096611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36.Hs00966116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C.Hs00810541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5.Hs02241288_cn</text:p>
          </table:table-cell>
          <table:table-cell office:value-type="float" office:value="1">
            <text:p>1</text:p>
          </table:table-cell>
          <table:table-cell office:value-type="float" office:value="0.921">
            <text:p>0.921</text:p>
          </table:table-cell>
          <table:table-cell office:value-type="float" office:value="1.086">
            <text:p>1.08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5.Hs02241288_cn</text:p>
          </table:table-cell>
          <table:table-cell office:value-type="float" office:value="1">
            <text:p>1</text:p>
          </table:table-cell>
          <table:table-cell office:value-type="float" office:value="0.921">
            <text:p>0.921</text:p>
          </table:table-cell>
          <table:table-cell office:value-type="float" office:value="1.086">
            <text:p>1.08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5.Hs02241288_cn</text:p>
          </table:table-cell>
          <table:table-cell office:value-type="float" office:value="1">
            <text:p>1</text:p>
          </table:table-cell>
          <table:table-cell office:value-type="float" office:value="0.921">
            <text:p>0.921</text:p>
          </table:table-cell>
          <table:table-cell office:value-type="float" office:value="1.086">
            <text:p>1.08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5.Hs02241288_cn</text:p>
          </table:table-cell>
          <table:table-cell office:value-type="float" office:value="1">
            <text:p>1</text:p>
          </table:table-cell>
          <table:table-cell office:value-type="float" office:value="0.921">
            <text:p>0.921</text:p>
          </table:table-cell>
          <table:table-cell office:value-type="float" office:value="1.086">
            <text:p>1.08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6.Hs00966116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6.Hs00966116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6.Hs00966116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Ex36.Hs00966116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C.Hs00810541_cn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1.117">
            <text:p>1.11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A.Hs02943187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A.Hs02943187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A.Hs02943187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B.Hs00745275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B.Hs00745275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B.Hs00745275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IC.Hs00810541_c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A.Hs02943187_cn</text:p>
          </table:table-cell>
          <table:table-cell office:value-type="float" office:value="1">
            <text:p>1</text:p>
          </table:table-cell>
          <table:table-cell office:value-type="float" office:value="0.893">
            <text:p>0.893</text:p>
          </table:table-cell>
          <table:table-cell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A.Hs02943187_cn</text:p>
          </table:table-cell>
          <table:table-cell office:value-type="float" office:value="1">
            <text:p>1</text:p>
          </table:table-cell>
          <table:table-cell office:value-type="float" office:value="0.893">
            <text:p>0.893</text:p>
          </table:table-cell>
          <table:table-cell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A.Hs02943187_cn</text:p>
          </table:table-cell>
          <table:table-cell office:value-type="float" office:value="1">
            <text:p>1</text:p>
          </table:table-cell>
          <table:table-cell office:value-type="float" office:value="0.893">
            <text:p>0.893</text:p>
          </table:table-cell>
          <table:table-cell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A.Hs02943187_cn</text:p>
          </table:table-cell>
          <table:table-cell office:value-type="float" office:value="1">
            <text:p>1</text:p>
          </table:table-cell>
          <table:table-cell office:value-type="float" office:value="0.893">
            <text:p>0.893</text:p>
          </table:table-cell>
          <table:table-cell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B.Hs00745275_cn</text:p>
          </table:table-cell>
          <table:table-cell office:value-type="float" office:value="1">
            <text:p>1</text:p>
          </table:table-cell>
          <table:table-cell office:value-type="float" office:value="0.888">
            <text:p>0.888</text:p>
          </table:table-cell>
          <table:table-cell office:value-type="float" office:value="1.126">
            <text:p>1.12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B.Hs00745275_cn</text:p>
          </table:table-cell>
          <table:table-cell office:value-type="float" office:value="1">
            <text:p>1</text:p>
          </table:table-cell>
          <table:table-cell office:value-type="float" office:value="0.888">
            <text:p>0.888</text:p>
          </table:table-cell>
          <table:table-cell office:value-type="float" office:value="1.126">
            <text:p>1.12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B.Hs00745275_cn</text:p>
          </table:table-cell>
          <table:table-cell office:value-type="float" office:value="1">
            <text:p>1</text:p>
          </table:table-cell>
          <table:table-cell office:value-type="float" office:value="0.888">
            <text:p>0.888</text:p>
          </table:table-cell>
          <table:table-cell office:value-type="float" office:value="1.126">
            <text:p>1.12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B.Hs00745275_cn</text:p>
          </table:table-cell>
          <table:table-cell office:value-type="float" office:value="1">
            <text:p>1</text:p>
          </table:table-cell>
          <table:table-cell office:value-type="float" office:value="0.888">
            <text:p>0.888</text:p>
          </table:table-cell>
          <table:table-cell office:value-type="float" office:value="1.126">
            <text:p>1.126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KIC.Hs00810541_cn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1.117">
            <text:p>1.117</text:p>
          </table:table-cell>
          <table:table-cell table:number-columns-repeated="1019"/>
        </table:table-row>
        <table:table-row table:style-name="ro1">
          <table:table-cell office:value-type="string">
            <text:p>C30</text:p>
          </table:table-cell>
          <table:table-cell office:value-type="string">
            <text:p>RNASE 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sis Type = Multiplex</text:p>
          </table:table-cell>
          <table:table-cell table:number-columns-repeated="1023"/>
        </table:table-row>
        <table:table-row table:style-name="ro1">
          <table:table-cell office:value-type="string">
            <text:p>Endogenous Control = RNASE P</text:p>
          </table:table-cell>
          <table:table-cell table:number-columns-repeated="1023"/>
        </table:table-row>
        <table:table-row table:style-name="ro1">
          <table:table-cell office:value-type="string">
            <text:p>RQ Min/Max Confidence Level = 95.0</text:p>
          </table:table-cell>
          <table:table-cell table:number-columns-repeated="1023"/>
        </table:table-row>
        <table:table-row table:style-name="ro1">
          <table:table-cell office:value-type="string">
            <text:p>Reference Sample = C30</text:p>
          </table:table-cell>
          <table:table-cell table:number-columns-repeated="1023"/>
        </table:table-row>
      </table:table>
      <table:table table:name="Sheet1" table:style-name="ta3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.Hs03023279_cn</text:p>
          </table:table-cell>
          <table:table-cell office:value-type="float" office:value="1.492">
            <text:p>1.492</text:p>
          </table:table-cell>
          <table:table-cell office:value-type="float" office:value="1.326">
            <text:p>1.326</text:p>
          </table:table-cell>
          <table:table-cell office:value-type="float" office:value="1.678">
            <text:p>1.678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.Hs03023279_cn</text:p>
          </table:table-cell>
          <table:table-cell office:value-type="float" office:value="1">
            <text:p>1</text:p>
          </table:table-cell>
          <table:table-cell office:value-type="float" office:value="0.932">
            <text:p>0.932</text:p>
          </table:table-cell>
          <table:table-cell office:value-type="float" office:value="1.073">
            <text:p>1.07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.Hs03023279_cn</text:p>
          </table:table-cell>
          <table:table-cell office:value-type="float" office:value="1.77">
            <text:p>1.77</text:p>
          </table:table-cell>
          <table:table-cell office:value-type="float" office:value="1.463">
            <text:p>1.463</text:p>
          </table:table-cell>
          <table:table-cell office:value-type="float" office:value="2.142">
            <text:p>2.14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0.Hs01050696_cn</text:p>
          </table:table-cell>
          <table:table-cell office:value-type="float" office:value="0.886">
            <text:p>0.886</text:p>
          </table:table-cell>
          <table:table-cell office:value-type="float" office:value="0.817">
            <text:p>0.817</text:p>
          </table:table-cell>
          <table:table-cell office:value-type="float" office:value="0.96">
            <text:p>0.9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0.Hs01050696_cn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8">
            <text:p>1.028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0.Hs01050696_cn</text:p>
          </table:table-cell>
          <table:table-cell office:value-type="float" office:value="1.078">
            <text:p>1.078</text:p>
          </table:table-cell>
          <table:table-cell office:value-type="float" office:value="0.974">
            <text:p>0.974</text:p>
          </table:table-cell>
          <table:table-cell office:value-type="float" office:value="1.193">
            <text:p>1.193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1.Hs02291553_cn</text:p>
          </table:table-cell>
          <table:table-cell office:value-type="float" office:value="0.948">
            <text:p>0.948</text:p>
          </table:table-cell>
          <table:table-cell office:value-type="float" office:value="0.854">
            <text:p>0.854</text:p>
          </table:table-cell>
          <table:table-cell office:value-type="float" office:value="1.052">
            <text:p>1.052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1.Hs02291553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">
            <text:p>1.04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1.Hs02291553_cn</text:p>
          </table:table-cell>
          <table:table-cell office:value-type="float" office:value="1.082">
            <text:p>1.082</text:p>
          </table:table-cell>
          <table:table-cell office:value-type="float" office:value="0.964">
            <text:p>0.964</text:p>
          </table:table-cell>
          <table:table-cell office:value-type="float" office:value="1.214">
            <text:p>1.214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2.Hs01434720_cn</text:p>
          </table:table-cell>
          <table:table-cell office:value-type="float" office:value="1.008">
            <text:p>1.008</text:p>
          </table:table-cell>
          <table:table-cell office:value-type="float" office:value="0.961">
            <text:p>0.961</text:p>
          </table:table-cell>
          <table:table-cell office:value-type="float" office:value="1.056">
            <text:p>1.05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2.Hs01434720_cn</text:p>
          </table:table-cell>
          <table:table-cell office:value-type="float" office:value="1">
            <text:p>1</text:p>
          </table:table-cell>
          <table:table-cell office:value-type="float" office:value="0.977">
            <text:p>0.977</text:p>
          </table:table-cell>
          <table:table-cell office:value-type="float" office:value="1.024">
            <text:p>1.024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2.Hs01434720_cn</text:p>
          </table:table-cell>
          <table:table-cell office:value-type="float" office:value="1.172">
            <text:p>1.172</text:p>
          </table:table-cell>
          <table:table-cell office:value-type="float" office:value="1.099">
            <text:p>1.099</text:p>
          </table:table-cell>
          <table:table-cell office:value-type="float" office:value="1.251">
            <text:p>1.251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3</text:p>
          </table:table-cell>
          <table:table-cell office:value-type="float" office:value="0.852">
            <text:p>0.852</text:p>
          </table:table-cell>
          <table:table-cell office:value-type="float" office:value="0.8">
            <text:p>0.8</text:p>
          </table:table-cell>
          <table:table-cell office:value-type="float" office:value="0.907">
            <text:p>0.907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3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053">
            <text:p>1.053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3</text:p>
          </table:table-cell>
          <table:table-cell office:value-type="float" office:value="1.077">
            <text:p>1.077</text:p>
          </table:table-cell>
          <table:table-cell office:value-type="float" office:value="1.017">
            <text:p>1.017</text:p>
          </table:table-cell>
          <table:table-cell office:value-type="float" office:value="1.142">
            <text:p>1.14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4.Hs02376914_cn</text:p>
          </table:table-cell>
          <table:table-cell office:value-type="float" office:value="0.979">
            <text:p>0.979</text:p>
          </table:table-cell>
          <table:table-cell office:value-type="float" office:value="0.934">
            <text:p>0.934</text:p>
          </table:table-cell>
          <table:table-cell office:value-type="float" office:value="1.027">
            <text:p>1.027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4.Hs02376914_cn</text:p>
          </table:table-cell>
          <table:table-cell office:value-type="float" office:value="1">
            <text:p>1</text:p>
          </table:table-cell>
          <table:table-cell office:value-type="float" office:value="0.961">
            <text:p>0.961</text:p>
          </table:table-cell>
          <table:table-cell office:value-type="float" office:value="1.041">
            <text:p>1.041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4.Hs02376914_cn</text:p>
          </table:table-cell>
          <table:table-cell office:value-type="float" office:value="1.058">
            <text:p>1.058</text:p>
          </table:table-cell>
          <table:table-cell office:value-type="float" office:value="1.017">
            <text:p>1.017</text:p>
          </table:table-cell>
          <table:table-cell office:value-type="float" office:value="1.099">
            <text:p>1.099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5.Hs01036179_cn</text:p>
          </table:table-cell>
          <table:table-cell office:value-type="float" office:value="0.956">
            <text:p>0.956</text:p>
          </table:table-cell>
          <table:table-cell office:value-type="float" office:value="0.886">
            <text:p>0.886</text:p>
          </table:table-cell>
          <table:table-cell office:value-type="float" office:value="1.032">
            <text:p>1.032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5.Hs01036179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2">
            <text:p>1.062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5.Hs01036179_cn</text:p>
          </table:table-cell>
          <table:table-cell office:value-type="float" office:value="1.074">
            <text:p>1.074</text:p>
          </table:table-cell>
          <table:table-cell office:value-type="float" office:value="0.977">
            <text:p>0.977</text:p>
          </table:table-cell>
          <table:table-cell office:value-type="float" office:value="1.18">
            <text:p>1.18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6.Hs03798190_cn</text:p>
          </table:table-cell>
          <table:table-cell office:value-type="float" office:value="0.957">
            <text:p>0.957</text:p>
          </table:table-cell>
          <table:table-cell office:value-type="float" office:value="0.917">
            <text:p>0.917</text:p>
          </table:table-cell>
          <table:table-cell office:value-type="float" office:value="0.998">
            <text:p>0.998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6.Hs03798190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6.Hs03798190_cn</text:p>
          </table:table-cell>
          <table:table-cell office:value-type="float" office:value="1.025">
            <text:p>1.025</text:p>
          </table:table-cell>
          <table:table-cell office:value-type="float" office:value="1.011">
            <text:p>1.011</text:p>
          </table:table-cell>
          <table:table-cell office:value-type="float" office:value="1.04">
            <text:p>1.04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7.Hs02305143_cn</text:p>
          </table:table-cell>
          <table:table-cell office:value-type="float" office:value="0.903">
            <text:p>0.903</text:p>
          </table:table-cell>
          <table:table-cell office:value-type="float" office:value="0.88">
            <text:p>0.88</text:p>
          </table:table-cell>
          <table:table-cell office:value-type="float" office:value="0.926">
            <text:p>0.92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7.Hs02305143_cn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office:value-type="float" office:value="1.039">
            <text:p>1.039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7.Hs02305143_cn</text:p>
          </table:table-cell>
          <table:table-cell office:value-type="float" office:value="1.049">
            <text:p>1.049</text:p>
          </table:table-cell>
          <table:table-cell office:value-type="float" office:value="0.993">
            <text:p>0.993</text:p>
          </table:table-cell>
          <table:table-cell office:value-type="float" office:value="1.107">
            <text:p>1.107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8.Hs04402282_cn</text:p>
          </table:table-cell>
          <table:table-cell office:value-type="float" office:value="0.97">
            <text:p>0.97</text:p>
          </table:table-cell>
          <table:table-cell office:value-type="float" office:value="0.897">
            <text:p>0.897</text:p>
          </table:table-cell>
          <table:table-cell office:value-type="float" office:value="1.049">
            <text:p>1.049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8.Hs04402282_cn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office:value-type="float" office:value="1.053">
            <text:p>1.05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8.Hs04402282_cn</text:p>
          </table:table-cell>
          <table:table-cell office:value-type="float" office:value="1.038">
            <text:p>1.038</text:p>
          </table:table-cell>
          <table:table-cell office:value-type="float" office:value="1.003">
            <text:p>1.003</text:p>
          </table:table-cell>
          <table:table-cell office:value-type="float" office:value="1.073">
            <text:p>1.073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19.Hs00951916_cn</text:p>
          </table:table-cell>
          <table:table-cell office:value-type="float" office:value="0.882">
            <text:p>0.882</text:p>
          </table:table-cell>
          <table:table-cell office:value-type="float" office:value="0.813">
            <text:p>0.813</text:p>
          </table:table-cell>
          <table:table-cell office:value-type="float" office:value="0.956">
            <text:p>0.95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19.Hs00951916_cn</text:p>
          </table:table-cell>
          <table:table-cell office:value-type="float" office:value="1">
            <text:p>1</text:p>
          </table:table-cell>
          <table:table-cell office:value-type="float" office:value="0.966">
            <text:p>0.966</text:p>
          </table:table-cell>
          <table:table-cell office:value-type="float" office:value="1.035">
            <text:p>1.035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19.Hs00951916_cn</text:p>
          </table:table-cell>
          <table:table-cell office:value-type="float" office:value="0.979">
            <text:p>0.979</text:p>
          </table:table-cell>
          <table:table-cell office:value-type="float" office:value="0.898">
            <text:p>0.898</text:p>
          </table:table-cell>
          <table:table-cell office:value-type="float" office:value="1.067">
            <text:p>1.067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.Hs02944145_cn</text:p>
          </table:table-cell>
          <table:table-cell office:value-type="float" office:value="1.113">
            <text:p>1.113</text:p>
          </table:table-cell>
          <table:table-cell office:value-type="float" office:value="1.077">
            <text:p>1.077</text:p>
          </table:table-cell>
          <table:table-cell office:value-type="float" office:value="1.149">
            <text:p>1.149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.Hs02944145_cn</text:p>
          </table:table-cell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office:value-type="float" office:value="1.075">
            <text:p>1.075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.Hs02944145_cn</text:p>
          </table:table-cell>
          <table:table-cell office:value-type="float" office:value="1.201">
            <text:p>1.201</text:p>
          </table:table-cell>
          <table:table-cell office:value-type="float" office:value="1.107">
            <text:p>1.107</text:p>
          </table:table-cell>
          <table:table-cell office:value-type="float" office:value="1.303">
            <text:p>1.303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0</text:p>
          </table:table-cell>
          <table:table-cell office:value-type="float" office:value="0.991">
            <text:p>0.991</text:p>
          </table:table-cell>
          <table:table-cell office:value-type="float" office:value="0.935">
            <text:p>0.935</text:p>
          </table:table-cell>
          <table:table-cell office:value-type="float" office:value="1.051">
            <text:p>1.051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0</text:p>
          </table:table-cell>
          <table:table-cell office:value-type="float" office:value="1">
            <text:p>1</text:p>
          </table:table-cell>
          <table:table-cell office:value-type="float" office:value="0.973">
            <text:p>0.973</text:p>
          </table:table-cell>
          <table:table-cell office:value-type="float" office:value="1.027">
            <text:p>1.027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0</text:p>
          </table:table-cell>
          <table:table-cell office:value-type="float" office:value="1.161">
            <text:p>1.161</text:p>
          </table:table-cell>
          <table:table-cell office:value-type="float" office:value="1.115">
            <text:p>1.115</text:p>
          </table:table-cell>
          <table:table-cell office:value-type="float" office:value="1.209">
            <text:p>1.209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1</text:p>
          </table:table-cell>
          <table:table-cell office:value-type="float" office:value="0.96">
            <text:p>0.96</text:p>
          </table:table-cell>
          <table:table-cell office:value-type="float" office:value="0.897">
            <text:p>0.897</text:p>
          </table:table-cell>
          <table:table-cell office:value-type="float" office:value="1.028">
            <text:p>1.028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1</text:p>
          </table:table-cell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office:value-type="float" office:value="1.047">
            <text:p>1.047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1</text:p>
          </table:table-cell>
          <table:table-cell office:value-type="float" office:value="1.057">
            <text:p>1.057</text:p>
          </table:table-cell>
          <table:table-cell office:value-type="float" office:value="1.016">
            <text:p>1.016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2.Hs02403607_cn</text:p>
          </table:table-cell>
          <table:table-cell office:value-type="float" office:value="0.918">
            <text:p>0.918</text:p>
          </table:table-cell>
          <table:table-cell office:value-type="float" office:value="0.866">
            <text:p>0.866</text:p>
          </table:table-cell>
          <table:table-cell office:value-type="float" office:value="0.973">
            <text:p>0.973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2.Hs02403607_cn</text:p>
          </table:table-cell>
          <table:table-cell office:value-type="float" office:value="1">
            <text:p>1</text:p>
          </table:table-cell>
          <table:table-cell office:value-type="float" office:value="0.931">
            <text:p>0.931</text:p>
          </table:table-cell>
          <table:table-cell office:value-type="float" office:value="1.074">
            <text:p>1.074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2.Hs02403607_cn</text:p>
          </table:table-cell>
          <table:table-cell office:value-type="float" office:value="1.046">
            <text:p>1.046</text:p>
          </table:table-cell>
          <table:table-cell office:value-type="float" office:value="0.925">
            <text:p>0.925</text:p>
          </table:table-cell>
          <table:table-cell office:value-type="float" office:value="1.182">
            <text:p>1.18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3.Hs02303148_cn</text:p>
          </table:table-cell>
          <table:table-cell office:value-type="float" office:value="0.922">
            <text:p>0.922</text:p>
          </table:table-cell>
          <table:table-cell office:value-type="float" office:value="0.841">
            <text:p>0.841</text:p>
          </table:table-cell>
          <table:table-cell office:value-type="float" office:value="1.011">
            <text:p>1.011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3.Hs02303148_cn</text:p>
          </table:table-cell>
          <table:table-cell office:value-type="float" office:value="1">
            <text:p>1</text:p>
          </table:table-cell>
          <table:table-cell office:value-type="float" office:value="0.943">
            <text:p>0.943</text:p>
          </table:table-cell>
          <table:table-cell office:value-type="float" office:value="1.06">
            <text:p>1.06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3.Hs02303148_cn</text:p>
          </table:table-cell>
          <table:table-cell office:value-type="float" office:value="1.002">
            <text:p>1.002</text:p>
          </table:table-cell>
          <table:table-cell office:value-type="float" office:value="0.938">
            <text:p>0.938</text:p>
          </table:table-cell>
          <table:table-cell office:value-type="float" office:value="1.071">
            <text:p>1.071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4.Hs03766117_cn</text:p>
          </table:table-cell>
          <table:table-cell office:value-type="float" office:value="1.004">
            <text:p>1.004</text:p>
          </table:table-cell>
          <table:table-cell office:value-type="float" office:value="0.922">
            <text:p>0.922</text:p>
          </table:table-cell>
          <table:table-cell office:value-type="float" office:value="1.094">
            <text:p>1.09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4.Hs03766117_cn</text:p>
          </table:table-cell>
          <table:table-cell office:value-type="float" office:value="1">
            <text:p>1</text:p>
          </table:table-cell>
          <table:table-cell office:value-type="float" office:value="0.943">
            <text:p>0.943</text:p>
          </table:table-cell>
          <table:table-cell office:value-type="float" office:value="1.061">
            <text:p>1.061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4.Hs03766117_cn</text:p>
          </table:table-cell>
          <table:table-cell office:value-type="float" office:value="1.006">
            <text:p>1.006</text:p>
          </table:table-cell>
          <table:table-cell office:value-type="float" office:value="0.915">
            <text:p>0.915</text:p>
          </table:table-cell>
          <table:table-cell office:value-type="float" office:value="1.105">
            <text:p>1.105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5.Hs01578366_cn</text:p>
          </table:table-cell>
          <table:table-cell office:value-type="float" office:value="0.946">
            <text:p>0.946</text:p>
          </table:table-cell>
          <table:table-cell office:value-type="float" office:value="0.905">
            <text:p>0.905</text:p>
          </table:table-cell>
          <table:table-cell office:value-type="float" office:value="0.989">
            <text:p>0.989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5.Hs01578366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2">
            <text:p>1.052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5.Hs01578366_cn</text:p>
          </table:table-cell>
          <table:table-cell office:value-type="float" office:value="1.046">
            <text:p>1.046</text:p>
          </table:table-cell>
          <table:table-cell office:value-type="float" office:value="1.026">
            <text:p>1.026</text:p>
          </table:table-cell>
          <table:table-cell office:value-type="float" office:value="1.067">
            <text:p>1.067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6.Hs00851203_cn</text:p>
          </table:table-cell>
          <table:table-cell office:value-type="float" office:value="0.992">
            <text:p>0.992</text:p>
          </table:table-cell>
          <table:table-cell office:value-type="float" office:value="0.92">
            <text:p>0.92</text:p>
          </table:table-cell>
          <table:table-cell office:value-type="float" office:value="1.069">
            <text:p>1.069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6.Hs00851203_cn</text:p>
          </table:table-cell>
          <table:table-cell office:value-type="float" office:value="1">
            <text:p>1</text:p>
          </table:table-cell>
          <table:table-cell office:value-type="float" office:value="0.941">
            <text:p>0.941</text:p>
          </table:table-cell>
          <table:table-cell office:value-type="float" office:value="1.063">
            <text:p>1.06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6.Hs00851203_cn</text:p>
          </table:table-cell>
          <table:table-cell office:value-type="float" office:value="1.03">
            <text:p>1.03</text:p>
          </table:table-cell>
          <table:table-cell office:value-type="float" office:value="0.943">
            <text:p>0.943</text:p>
          </table:table-cell>
          <table:table-cell office:value-type="float" office:value="1.124">
            <text:p>1.124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7.Hs01453470_cn</text:p>
          </table:table-cell>
          <table:table-cell office:value-type="float" office:value="0.896">
            <text:p>0.896</text:p>
          </table:table-cell>
          <table:table-cell office:value-type="float" office:value="0.804">
            <text:p>0.80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7.Hs01453470_cn</text:p>
          </table:table-cell>
          <table:table-cell office:value-type="float" office:value="1">
            <text:p>1</text:p>
          </table:table-cell>
          <table:table-cell office:value-type="float" office:value="0.937">
            <text:p>0.937</text:p>
          </table:table-cell>
          <table:table-cell office:value-type="float" office:value="1.067">
            <text:p>1.067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7.Hs01453470_cn</text:p>
          </table:table-cell>
          <table:table-cell office:value-type="float" office:value="1.003">
            <text:p>1.003</text:p>
          </table:table-cell>
          <table:table-cell office:value-type="float" office:value="0.923">
            <text:p>0.923</text:p>
          </table:table-cell>
          <table:table-cell office:value-type="float" office:value="1.089">
            <text:p>1.089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8.Hs00310391_cn</text:p>
          </table:table-cell>
          <table:table-cell office:value-type="float" office:value="0.993">
            <text:p>0.993</text:p>
          </table:table-cell>
          <table:table-cell office:value-type="float" office:value="0.95">
            <text:p>0.95</text:p>
          </table:table-cell>
          <table:table-cell office:value-type="float" office:value="1.038">
            <text:p>1.038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8.Hs00310391_cn</text:p>
          </table:table-cell>
          <table:table-cell office:value-type="float" office:value="1">
            <text:p>1</text:p>
          </table:table-cell>
          <table:table-cell office:value-type="float" office:value="0.923">
            <text:p>0.923</text:p>
          </table:table-cell>
          <table:table-cell office:value-type="float" office:value="1.084">
            <text:p>1.084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8.Hs00310391_cn</text:p>
          </table:table-cell>
          <table:table-cell office:value-type="float" office:value="1.137">
            <text:p>1.137</text:p>
          </table:table-cell>
          <table:table-cell office:value-type="float" office:value="1.061">
            <text:p>1.061</text:p>
          </table:table-cell>
          <table:table-cell office:value-type="float" office:value="1.219">
            <text:p>1.219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29.Hs01720066_cn</text:p>
          </table:table-cell>
          <table:table-cell office:value-type="float" office:value="1.006">
            <text:p>1.006</text:p>
          </table:table-cell>
          <table:table-cell office:value-type="float" office:value="0.935">
            <text:p>0.935</text:p>
          </table:table-cell>
          <table:table-cell office:value-type="float" office:value="1.082">
            <text:p>1.082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29.Hs01720066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29.Hs01720066_cn</text:p>
          </table:table-cell>
          <table:table-cell office:value-type="float" office:value="1.069">
            <text:p>1.069</text:p>
          </table:table-cell>
          <table:table-cell office:value-type="float" office:value="1.018">
            <text:p>1.018</text:p>
          </table:table-cell>
          <table:table-cell office:value-type="float" office:value="1.122">
            <text:p>1.122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</text:p>
          </table:table-cell>
          <table:table-cell office:value-type="float" office:value="0.916">
            <text:p>0.916</text:p>
          </table:table-cell>
          <table:table-cell office:value-type="float" office:value="0.85">
            <text:p>0.85</text:p>
          </table:table-cell>
          <table:table-cell office:value-type="float" office:value="0.988">
            <text:p>0.988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</text:p>
          </table:table-cell>
          <table:table-cell office:value-type="float" office:value="1">
            <text:p>1</text:p>
          </table:table-cell>
          <table:table-cell office:value-type="float" office:value="0.979">
            <text:p>0.979</text:p>
          </table:table-cell>
          <table:table-cell office:value-type="float" office:value="1.021">
            <text:p>1.021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</text:p>
          </table:table-cell>
          <table:table-cell office:value-type="float" office:value="1.337">
            <text:p>1.337</text:p>
          </table:table-cell>
          <table:table-cell office:value-type="float" office:value="1.246">
            <text:p>1.246</text:p>
          </table:table-cell>
          <table:table-cell office:value-type="float" office:value="1.435">
            <text:p>1.435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0.Hs01096449_cn</text:p>
          </table:table-cell>
          <table:table-cell office:value-type="float" office:value="0.962">
            <text:p>0.962</text:p>
          </table:table-cell>
          <table:table-cell office:value-type="float" office:value="0.905">
            <text:p>0.905</text:p>
          </table:table-cell>
          <table:table-cell office:value-type="float" office:value="1.022">
            <text:p>1.022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0.Hs01096449_cn</text:p>
          </table:table-cell>
          <table:table-cell office:value-type="float" office:value="1">
            <text:p>1</text:p>
          </table:table-cell>
          <table:table-cell office:value-type="float" office:value="0.968">
            <text:p>0.968</text:p>
          </table:table-cell>
          <table:table-cell office:value-type="float" office:value="1.033">
            <text:p>1.03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0.Hs01096449_cn</text:p>
          </table:table-cell>
          <table:table-cell office:value-type="float" office:value="1.017">
            <text:p>1.017</text:p>
          </table:table-cell>
          <table:table-cell office:value-type="float" office:value="0.928">
            <text:p>0.928</text:p>
          </table:table-cell>
          <table:table-cell office:value-type="float" office:value="1.114">
            <text:p>1.114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1.Hs02405090_cn</text:p>
          </table:table-cell>
          <table:table-cell office:value-type="float" office:value="0.964">
            <text:p>0.964</text:p>
          </table:table-cell>
          <table:table-cell office:value-type="float" office:value="0.926">
            <text:p>0.926</text:p>
          </table:table-cell>
          <table:table-cell office:value-type="float" office:value="1.003">
            <text:p>1.003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1.Hs02405090_cn</text:p>
          </table:table-cell>
          <table:table-cell office:value-type="float" office:value="1">
            <text:p>1</text:p>
          </table:table-cell>
          <table:table-cell office:value-type="float" office:value="0.929">
            <text:p>0.929</text:p>
          </table:table-cell>
          <table:table-cell office:value-type="float" office:value="1.076">
            <text:p>1.076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1.Hs02405090_cn</text:p>
          </table:table-cell>
          <table:table-cell office:value-type="float" office:value="1.056">
            <text:p>1.056</text:p>
          </table:table-cell>
          <table:table-cell office:value-type="float" office:value="1.037">
            <text:p>1.037</text:p>
          </table:table-cell>
          <table:table-cell office:value-type="float" office:value="1.075">
            <text:p>1.075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2.Hs01193830_cn</text:p>
          </table:table-cell>
          <table:table-cell office:value-type="float" office:value="1.143">
            <text:p>1.143</text:p>
          </table:table-cell>
          <table:table-cell office:value-type="float" office:value="1.059">
            <text:p>1.059</text:p>
          </table:table-cell>
          <table:table-cell office:value-type="float" office:value="1.235">
            <text:p>1.235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2.Hs01193830_cn</text:p>
          </table:table-cell>
          <table:table-cell office:value-type="float" office:value="1">
            <text:p>1</text:p>
          </table:table-cell>
          <table:table-cell office:value-type="float" office:value="0.948">
            <text:p>0.948</text:p>
          </table:table-cell>
          <table:table-cell office:value-type="float" office:value="1.055">
            <text:p>1.055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2.Hs01193830_cn</text:p>
          </table:table-cell>
          <table:table-cell office:value-type="float" office:value="1.315">
            <text:p>1.315</text:p>
          </table:table-cell>
          <table:table-cell office:value-type="float" office:value="1.204">
            <text:p>1.204</text:p>
          </table:table-cell>
          <table:table-cell office:value-type="float" office:value="1.437">
            <text:p>1.437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3</text:p>
          </table:table-cell>
          <table:table-cell office:value-type="float" office:value="0.964">
            <text:p>0.964</text:p>
          </table:table-cell>
          <table:table-cell office:value-type="float" office:value="0.901">
            <text:p>0.901</text:p>
          </table:table-cell>
          <table:table-cell office:value-type="float" office:value="1.032">
            <text:p>1.032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3</text:p>
          </table:table-cell>
          <table:table-cell office:value-type="float" office:value="1">
            <text:p>1</text:p>
          </table:table-cell>
          <table:table-cell office:value-type="float" office:value="0.946">
            <text:p>0.946</text:p>
          </table:table-cell>
          <table:table-cell office:value-type="float" office:value="1.057">
            <text:p>1.057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3</text:p>
          </table:table-cell>
          <table:table-cell office:value-type="float" office:value="1.033">
            <text:p>1.033</text:p>
          </table:table-cell>
          <table:table-cell office:value-type="float" office:value="1.004">
            <text:p>1.004</text:p>
          </table:table-cell>
          <table:table-cell office:value-type="float" office:value="1.063">
            <text:p>1.063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4</text:p>
          </table:table-cell>
          <table:table-cell office:value-type="float" office:value="0.895">
            <text:p>0.895</text:p>
          </table:table-cell>
          <table:table-cell office:value-type="float" office:value="0.863">
            <text:p>0.863</text:p>
          </table:table-cell>
          <table:table-cell office:value-type="float" office:value="0.929">
            <text:p>0.929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4</text:p>
          </table:table-cell>
          <table:table-cell office:value-type="float" office:value="1">
            <text:p>1</text:p>
          </table:table-cell>
          <table:table-cell office:value-type="float" office:value="0.912">
            <text:p>0.912</text:p>
          </table:table-cell>
          <table:table-cell office:value-type="float" office:value="1.096">
            <text:p>1.096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4</text:p>
          </table:table-cell>
          <table:table-cell office:value-type="float" office:value="1.028">
            <text:p>1.028</text:p>
          </table:table-cell>
          <table:table-cell office:value-type="float" office:value="0.954">
            <text:p>0.954</text:p>
          </table:table-cell>
          <table:table-cell office:value-type="float" office:value="1.109">
            <text:p>1.109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5.Hs02241288_cn</text:p>
          </table:table-cell>
          <table:table-cell office:value-type="float" office:value="0.93">
            <text:p>0.93</text:p>
          </table:table-cell>
          <table:table-cell office:value-type="float" office:value="0.832">
            <text:p>0.832</text:p>
          </table:table-cell>
          <table:table-cell office:value-type="float" office:value="1.04">
            <text:p>1.0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5.Hs02241288_cn</text:p>
          </table:table-cell>
          <table:table-cell office:value-type="float" office:value="1">
            <text:p>1</text:p>
          </table:table-cell>
          <table:table-cell office:value-type="float" office:value="0.921">
            <text:p>0.921</text:p>
          </table:table-cell>
          <table:table-cell office:value-type="float" office:value="1.086">
            <text:p>1.086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5.Hs02241288_cn</text:p>
          </table:table-cell>
          <table:table-cell office:value-type="float" office:value="1.06">
            <text:p>1.06</text:p>
          </table:table-cell>
          <table:table-cell office:value-type="float" office:value="0.895">
            <text:p>0.895</text:p>
          </table:table-cell>
          <table:table-cell office:value-type="float" office:value="1.255">
            <text:p>1.255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6.Hs00966116_cn</text:p>
          </table:table-cell>
          <table:table-cell office:value-type="float" office:value="0.946">
            <text:p>0.946</text:p>
          </table:table-cell>
          <table:table-cell office:value-type="float" office:value="0.827">
            <text:p>0.827</text:p>
          </table:table-cell>
          <table:table-cell office:value-type="float" office:value="1.083">
            <text:p>1.083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6.Hs00966116_cn</text:p>
          </table:table-cell>
          <table:table-cell office:value-type="float" office:value="1">
            <text:p>1</text:p>
          </table:table-cell>
          <table:table-cell office:value-type="float" office:value="0.928">
            <text:p>0.928</text:p>
          </table:table-cell>
          <table:table-cell office:value-type="float" office:value="1.078">
            <text:p>1.078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6.Hs00966116_cn</text:p>
          </table:table-cell>
          <table:table-cell office:value-type="float" office:value="0.921">
            <text:p>0.921</text:p>
          </table:table-cell>
          <table:table-cell office:value-type="float" office:value="0.768">
            <text:p>0.768</text:p>
          </table:table-cell>
          <table:table-cell office:value-type="float" office:value="1.104">
            <text:p>1.104</text:p>
          </table:table-cell>
          <table:table-cell table:number-columns-repeated="1018"/>
        </table:table-row>
        <table:table-row table:style-name="ro1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7</text:p>
          </table:table-cell>
          <table:table-cell office:value-type="float" office:value="1.023">
            <text:p>1.023</text:p>
          </table:table-cell>
          <table:table-cell office:value-type="float" office:value="1">
            <text:p>1</text:p>
          </table:table-cell>
          <table:table-cell office:value-type="float" office:value="1.045">
            <text:p>1.045</text:p>
          </table:table-cell>
          <table:table-cell table:number-columns-repeated="1018"/>
        </table:table-row>
        <table:table-row table:style-name="ro1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7</text:p>
          </table:table-cell>
          <table:table-cell office:value-type="float" office:value="1">
            <text:p>1</text:p>
          </table:table-cell>
          <table:table-cell office:value-type="float" office:value="0.974">
            <text:p>0.974</text:p>
          </table:table-cell>
          <table:table-cell office:value-type="float" office:value="1.027">
            <text:p>1.027</text:p>
          </table:table-cell>
          <table:table-cell table:number-columns-repeated="1018"/>
        </table:table-row>
        <table:table-row table:style-name="ro1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7</text:p>
          </table:table-cell>
          <table:table-cell office:value-type="float" office:value="1.141">
            <text:p>1.141</text:p>
          </table:table-cell>
          <table:table-cell office:value-type="float" office:value="1.073">
            <text:p>1.073</text:p>
          </table:table-cell>
          <table:table-cell office:value-type="float" office:value="1.213">
            <text:p>1.213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8.Hs01278774_cn</text:p>
          </table:table-cell>
          <table:table-cell office:value-type="float" office:value="0.987">
            <text:p>0.987</text:p>
          </table:table-cell>
          <table:table-cell office:value-type="float" office:value="0.918">
            <text:p>0.918</text:p>
          </table:table-cell>
          <table:table-cell office:value-type="float" office:value="1.062">
            <text:p>1.062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8.Hs01278774_cn</text:p>
          </table:table-cell>
          <table:table-cell office:value-type="float" office:value="1">
            <text:p>1</text:p>
          </table:table-cell>
          <table:table-cell office:value-type="float" office:value="0.954">
            <text:p>0.954</text:p>
          </table:table-cell>
          <table:table-cell office:value-type="float" office:value="1.048">
            <text:p>1.048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8.Hs01278774_cn</text:p>
          </table:table-cell>
          <table:table-cell office:value-type="float" office:value="1.02">
            <text:p>1.02</text:p>
          </table:table-cell>
          <table:table-cell office:value-type="float" office:value="0.887">
            <text:p>0.887</text:p>
          </table:table-cell>
          <table:table-cell office:value-type="float" office:value="1.172">
            <text:p>1.17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39.Hs01819340_cn</text:p>
          </table:table-cell>
          <table:table-cell office:value-type="float" office:value="0.986">
            <text:p>0.986</text:p>
          </table:table-cell>
          <table:table-cell office:value-type="float" office:value="0.888">
            <text:p>0.888</text:p>
          </table:table-cell>
          <table:table-cell office:value-type="float" office:value="1.094">
            <text:p>1.09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39.Hs01819340_cn</text:p>
          </table:table-cell>
          <table:table-cell office:value-type="float" office:value="1">
            <text:p>1</text:p>
          </table:table-cell>
          <table:table-cell office:value-type="float" office:value="0.982">
            <text:p>0.982</text:p>
          </table:table-cell>
          <table:table-cell office:value-type="float" office:value="1.018">
            <text:p>1.018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39.Hs01819340_cn</text:p>
          </table:table-cell>
          <table:table-cell office:value-type="float" office:value="0.948">
            <text:p>0.948</text:p>
          </table:table-cell>
          <table:table-cell office:value-type="float" office:value="0.888">
            <text:p>0.888</text:p>
          </table:table-cell>
          <table:table-cell office:value-type="float" office:value="1.012">
            <text:p>1.01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4.Hs00446573_cn</text:p>
          </table:table-cell>
          <table:table-cell office:value-type="float" office:value="0.961">
            <text:p>0.961</text:p>
          </table:table-cell>
          <table:table-cell office:value-type="float" office:value="0.918">
            <text:p>0.918</text:p>
          </table:table-cell>
          <table:table-cell office:value-type="float" office:value="1.006">
            <text:p>1.00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4.Hs00446573_cn</text:p>
          </table:table-cell>
          <table:table-cell office:value-type="float" office:value="1">
            <text:p>1</text:p>
          </table:table-cell>
          <table:table-cell office:value-type="float" office:value="0.959">
            <text:p>0.959</text:p>
          </table:table-cell>
          <table:table-cell office:value-type="float" office:value="1.043">
            <text:p>1.04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4.Hs00446573_cn</text:p>
          </table:table-cell>
          <table:table-cell office:value-type="float" office:value="1.18">
            <text:p>1.18</text:p>
          </table:table-cell>
          <table:table-cell office:value-type="float" office:value="1.103">
            <text:p>1.103</text:p>
          </table:table-cell>
          <table:table-cell office:value-type="float" office:value="1.262">
            <text:p>1.262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5.Hs00540258_cn</text:p>
          </table:table-cell>
          <table:table-cell office:value-type="float" office:value="1.03">
            <text:p>1.03</text:p>
          </table:table-cell>
          <table:table-cell office:value-type="float" office:value="0.875">
            <text:p>0.875</text:p>
          </table:table-cell>
          <table:table-cell office:value-type="float" office:value="1.214">
            <text:p>1.21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5.Hs00540258_cn</text:p>
          </table:table-cell>
          <table:table-cell office:value-type="float" office:value="1">
            <text:p>1</text:p>
          </table:table-cell>
          <table:table-cell office:value-type="float" office:value="0.874">
            <text:p>0.874</text:p>
          </table:table-cell>
          <table:table-cell office:value-type="float" office:value="1.144">
            <text:p>1.144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5.Hs00540258_cn</text:p>
          </table:table-cell>
          <table:table-cell office:value-type="float" office:value="1.097">
            <text:p>1.097</text:p>
          </table:table-cell>
          <table:table-cell office:value-type="float" office:value="0.977">
            <text:p>0.977</text:p>
          </table:table-cell>
          <table:table-cell office:value-type="float" office:value="1.233">
            <text:p>1.233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6.Hs02815430_cn</text:p>
          </table:table-cell>
          <table:table-cell office:value-type="float" office:value="1.009">
            <text:p>1.009</text:p>
          </table:table-cell>
          <table:table-cell office:value-type="float" office:value="0.954">
            <text:p>0.954</text:p>
          </table:table-cell>
          <table:table-cell office:value-type="float" office:value="1.067">
            <text:p>1.067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6.Hs02815430_cn</text:p>
          </table:table-cell>
          <table:table-cell office:value-type="float" office:value="1">
            <text:p>1</text:p>
          </table:table-cell>
          <table:table-cell office:value-type="float" office:value="0.951">
            <text:p>0.951</text:p>
          </table:table-cell>
          <table:table-cell office:value-type="float" office:value="1.051">
            <text:p>1.051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6.Hs02815430_cn</text:p>
          </table:table-cell>
          <table:table-cell office:value-type="float" office:value="1.056">
            <text:p>1.056</text:p>
          </table:table-cell>
          <table:table-cell office:value-type="float" office:value="1.008">
            <text:p>1.008</text:p>
          </table:table-cell>
          <table:table-cell office:value-type="float" office:value="1.106">
            <text:p>1.106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7.Hs00412834_cn</text:p>
          </table:table-cell>
          <table:table-cell office:value-type="float" office:value="0.917">
            <text:p>0.917</text:p>
          </table:table-cell>
          <table:table-cell office:value-type="float" office:value="0.861">
            <text:p>0.861</text:p>
          </table:table-cell>
          <table:table-cell office:value-type="float" office:value="0.976">
            <text:p>0.97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7.Hs00412834_cn</text:p>
          </table:table-cell>
          <table:table-cell office:value-type="float" office:value="1">
            <text:p>1</text:p>
          </table:table-cell>
          <table:table-cell office:value-type="float" office:value="0.904">
            <text:p>0.904</text:p>
          </table:table-cell>
          <table:table-cell office:value-type="float" office:value="1.106">
            <text:p>1.106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7.Hs00412834_cn</text:p>
          </table:table-cell>
          <table:table-cell office:value-type="float" office:value="1.066">
            <text:p>1.066</text:p>
          </table:table-cell>
          <table:table-cell office:value-type="float" office:value="0.997">
            <text:p>0.997</text:p>
          </table:table-cell>
          <table:table-cell office:value-type="float" office:value="1.141">
            <text:p>1.141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8.Hs02042994_cn</text:p>
          </table:table-cell>
          <table:table-cell office:value-type="float" office:value="0.934">
            <text:p>0.934</text:p>
          </table:table-cell>
          <table:table-cell office:value-type="float" office:value="0.878">
            <text:p>0.878</text:p>
          </table:table-cell>
          <table:table-cell office:value-type="float" office:value="0.994">
            <text:p>0.99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8.Hs02042994_cn</text:p>
          </table:table-cell>
          <table:table-cell office:value-type="float" office:value="1">
            <text:p>1</text:p>
          </table:table-cell>
          <table:table-cell office:value-type="float" office:value="0.974">
            <text:p>0.974</text:p>
          </table:table-cell>
          <table:table-cell office:value-type="float" office:value="1.027">
            <text:p>1.027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8.Hs02042994_cn</text:p>
          </table:table-cell>
          <table:table-cell office:value-type="float" office:value="1.022">
            <text:p>1.022</text:p>
          </table:table-cell>
          <table:table-cell office:value-type="float" office:value="0.96">
            <text:p>0.96</text:p>
          </table:table-cell>
          <table:table-cell office:value-type="float" office:value="1.088">
            <text:p>1.088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Ex9.Hs00704333_cn</text:p>
          </table:table-cell>
          <table:table-cell office:value-type="float" office:value="1.038">
            <text:p>1.038</text:p>
          </table:table-cell>
          <table:table-cell office:value-type="float" office:value="0.939">
            <text:p>0.939</text:p>
          </table:table-cell>
          <table:table-cell office:value-type="float" office:value="1.148">
            <text:p>1.148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Ex9.Hs00704333_cn</text:p>
          </table:table-cell>
          <table:table-cell office:value-type="float" office:value="1">
            <text:p>1</text:p>
          </table:table-cell>
          <table:table-cell office:value-type="float" office:value="0.915">
            <text:p>0.915</text:p>
          </table:table-cell>
          <table:table-cell office:value-type="float" office:value="1.093">
            <text:p>1.093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Ex9.Hs00704333_cn</text:p>
          </table:table-cell>
          <table:table-cell office:value-type="float" office:value="1.078">
            <text:p>1.078</text:p>
          </table:table-cell>
          <table:table-cell office:value-type="float" office:value="1.043">
            <text:p>1.043</text:p>
          </table:table-cell>
          <table:table-cell office:value-type="float" office:value="1.115">
            <text:p>1.115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KIA.Hs02943187_cn</text:p>
          </table:table-cell>
          <table:table-cell office:value-type="float" office:value="0.958">
            <text:p>0.958</text:p>
          </table:table-cell>
          <table:table-cell office:value-type="float" office:value="0.899">
            <text:p>0.899</text:p>
          </table:table-cell>
          <table:table-cell office:value-type="float" office:value="1.021">
            <text:p>1.021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KIA.Hs02943187_cn</text:p>
          </table:table-cell>
          <table:table-cell office:value-type="float" office:value="1">
            <text:p>1</text:p>
          </table:table-cell>
          <table:table-cell office:value-type="float" office:value="0.893">
            <text:p>0.893</text:p>
          </table:table-cell>
          <table:table-cell office:value-type="float" office:value="1.12">
            <text:p>1.12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KIA.Hs02943187_cn</text:p>
          </table:table-cell>
          <table:table-cell office:value-type="float" office:value="1.026">
            <text:p>1.026</text:p>
          </table:table-cell>
          <table:table-cell office:value-type="float" office:value="0.847">
            <text:p>0.847</text:p>
          </table:table-cell>
          <table:table-cell office:value-type="float" office:value="1.243">
            <text:p>1.243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KIB.Hs00745275_cn</text:p>
          </table:table-cell>
          <table:table-cell office:value-type="float" office:value="0.853">
            <text:p>0.853</text:p>
          </table:table-cell>
          <table:table-cell office:value-type="float" office:value="0.59">
            <text:p>0.59</text:p>
          </table:table-cell>
          <table:table-cell office:value-type="float" office:value="1.234">
            <text:p>1.234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KIB.Hs00745275_cn</text:p>
          </table:table-cell>
          <table:table-cell office:value-type="float" office:value="1">
            <text:p>1</text:p>
          </table:table-cell>
          <table:table-cell office:value-type="float" office:value="0.888">
            <text:p>0.888</text:p>
          </table:table-cell>
          <table:table-cell office:value-type="float" office:value="1.126">
            <text:p>1.126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KIB.Hs00745275_cn</text:p>
          </table:table-cell>
          <table:table-cell office:value-type="float" office:value="1.01">
            <text:p>1.01</text:p>
          </table:table-cell>
          <table:table-cell office:value-type="float" office:value="0.966">
            <text:p>0.966</text:p>
          </table:table-cell>
          <table:table-cell office:value-type="float" office:value="1.057">
            <text:p>1.057</text:p>
          </table:table-cell>
          <table:table-cell table:number-columns-repeated="1018"/>
        </table:table-row>
        <table:table-row table:style-name="ro2">
          <table:table-cell office:value-type="string">
            <text:p>C01</text:p>
          </table:table-cell>
          <table:table-cell office:value-type="string">
            <text:p>PLATE_384</text:p>
          </table:table-cell>
          <table:table-cell office:value-type="string">
            <text:p>KIC.Hs00810541_cn</text:p>
          </table:table-cell>
          <table:table-cell office:value-type="float" office:value="0.966">
            <text:p>0.966</text:p>
          </table:table-cell>
          <table:table-cell office:value-type="float" office:value="0.881">
            <text:p>0.881</text:p>
          </table:table-cell>
          <table:table-cell office:value-type="float" office:value="1.06">
            <text:p>1.06</text:p>
          </table:table-cell>
          <table:table-cell table:number-columns-repeated="1018"/>
        </table:table-row>
        <table:table-row table:style-name="ro2">
          <table:table-cell office:value-type="string">
            <text:p>C30</text:p>
          </table:table-cell>
          <table:table-cell office:value-type="string">
            <text:p>PLATE_384</text:p>
          </table:table-cell>
          <table:table-cell office:value-type="string">
            <text:p>KIC.Hs00810541_cn</text:p>
          </table:table-cell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office:value-type="float" office:value="1.117">
            <text:p>1.117</text:p>
          </table:table-cell>
          <table:table-cell table:number-columns-repeated="1018"/>
        </table:table-row>
        <table:table-row table:style-name="ro2">
          <table:table-cell office:value-type="string">
            <text:p>HHT-2294</text:p>
          </table:table-cell>
          <table:table-cell office:value-type="string">
            <text:p>PLATE_384</text:p>
          </table:table-cell>
          <table:table-cell office:value-type="string">
            <text:p>KIC.Hs00810541_cn</text:p>
          </table:table-cell>
          <table:table-cell office:value-type="float" office:value="1.002">
            <text:p>1.002</text:p>
          </table:table-cell>
          <table:table-cell office:value-type="float" office:value="0.974">
            <text:p>0.974</text:p>
          </table:table-cell>
          <table:table-cell office:value-type="float" office:value="1.031">
            <text:p>1.031</text:p>
          </table:table-cell>
          <table:table-cell table:number-columns-repeated="1018"/>
        </table:table-row>
        <table:table-row table:style-name="ro1">
          <table:table-cell office:value-type="string">
            <text:p>Sample Name</text:p>
          </table:table-cell>
          <table:table-cell/>
          <table:table-cell office:value-type="string">
            <text:p>Target Name</text:p>
          </table:table-cell>
          <table:table-cell office:value-type="string">
            <text:p>RQ</text:p>
          </table:table-cell>
          <table:table-cell office:value-type="string">
            <text:p>RQ Min</text:p>
          </table:table-cell>
          <table:table-cell office:value-type="string">
            <text:p>RQ Max</text:p>
          </table:table-cell>
          <table:table-cell table:number-columns-repeated="1018"/>
        </table:table-row>
      </table:table>
      <table:database-ranges>
        <table:database-range table:target-range-address="Sheet1.A1:Sheet1.F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2/22/2015</text:date>, <text:time>14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_5f_001_5f_S1_5f_020915_5f_RQ3" style:display-name="PageStyle_HI_001_S1_020915_RQ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_5f_002_5f_S2_5f_020915_5f_RQ" style:display-name="PageStyle_HI_002_S2_020915_R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2T14:18:29</dc:date>
    <dc:creator>Richard Grant</dc:creator>
    <meta:document-statistic meta:table-count="3" meta:cell-count="2885" meta:object-count="0"/>
    <meta:generator>OpenOffice.org/3.4.1$Unix OpenOffice.org_project/341m1$Build-9593</meta:generator>
  </office:meta>
</office:document-meta>
</file>